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75cm"/>
    </style:style>
    <style:style style:name="co2" style:family="table-column">
      <style:table-column-properties fo:break-before="auto" style:column-width="21.468cm"/>
    </style:style>
    <style:style style:name="co3" style:family="table-column">
      <style:table-column-properties fo:break-before="auto" style:column-width="22.24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6.5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-help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Helper Method Name</text:p>
          </table:table-cell>
          <table:table-cell office:value-type="string" calcext:value-type="string">
            <text:p>Total Number of Calls</text:p>
          </table:table-cell>
          <table:table-cell office:value-type="string" calcext:value-type="string">
            <text:p>Total Number of Distinct Test-Case Callers</text:p>
          </table:table-cell>
          <table:table-cell office:value-type="string" calcext:value-type="string">
            <text:p>Total Number of Multi-called Test Cases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bag.PredicatedSortedBag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bag.PredicatedBag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bag.TreeBagTest$1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PredicatedCollectionBuilderTest$OddPredicate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PredicatedCollectionBuilderTest</text:p>
          </table:table-cell>
          <table:table-cell office:value-type="string" calcext:value-type="string">
            <text:p>void checkPredicatedCollection1(java.util.Collectio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PredicatedCollectionBuilderTest</text:p>
          </table:table-cell>
          <table:table-cell office:value-type="string" calcext:value-type="string">
            <text:p>void checkPredicatedCollection2(java.util.Collectio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TransformedCollectionTest$StringToInteger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IndexedCollectionTest$IntegerTransformer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.PredicatedCollection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losureUtilsTest$MockTransformer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t.PredicatedSortedSet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t.PredicatedNavigableSet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t.PredicatedSet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</text:p>
          </table:table-cell>
          <table:table-cell office:value-type="string" calcext:value-type="string">
            <text:p>void assertCollectResult(java.util.Collectio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</text:p>
          </table:table-cell>
          <table:table-cell office:value-type="string" calcext:value-type="string">
            <text:p>void next(java.util.Iterator,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List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6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11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10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UtilsTest$4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ultiSetUtilsTest$2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bidimap.DualTreeBidiMap2Test$IntegerComparator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9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.DefaultedMapTest$1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.LazyMapTest$1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.PredicatedMap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.PredicatedSortedMap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luentIterableTest$2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luentIterableTest$4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6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ListUtilsTest$2</text:p>
          </table:table-cell>
          <table:table-cell office:value-type="string" calcext:value-type="string">
            <text:p>java.lang.Object create(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5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actoryUtilsTest$Mock3</text:p>
          </table:table-cell>
          <table:table-cell office:value-type="string" calcext:value-type="string">
            <text:p>int getValue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8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UtilsTest$1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8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quence.SequencesComparatorTest</text:p>
          </table:table-cell>
          <table:table-cell office:value-type="string" calcext:value-type="string">
            <text:p>java.util.List sequence(java.lang.String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quence.SequencesComparatorTest$ExecutionVisitor</text:p>
          </table:table-cell>
          <table:table-cell office:value-type="string" calcext:value-type="string">
            <text:p>void setList(java.util.Lis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quence.SequencesComparatorTest$ExecutionVisitor</text:p>
          </table:table-cell>
          <table:table-cell office:value-type="string" calcext:value-type="string">
            <text:p>java.lang.String getString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.TransformedSplitMapTest$2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.TransformedSplitMapTest$3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.TransformedSplitMapTest$1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7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keyvalue.DefaultKeyValueTest</text:p>
          </table:table-cell>
          <table:table-cell office:value-type="string" calcext:value-type="string">
            <text:p>org.apache.commons.collections4.keyvalue.DefaultKeyValue makeDefaultKeyValu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keyvalue.DefaultKeyValueTest</text:p>
          </table:table-cell>
          <table:table-cell office:value-type="string" calcext:value-type="string">
            <text:p>org.apache.commons.collections4.keyvalue.DefaultKeyValue makeDefaultKeyValue(java.lang.Object,java.lang.Object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keyvalue.UnmodifiableMapEntryTest</text:p>
          </table:table-cell>
          <table:table-cell office:value-type="string" calcext:value-type="string">
            <text:p>java.util.Map$Entry makeMapEntry(java.lang.Object,java.lang.Objec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9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TestUtils</text:p>
          </table:table-cell>
          <table:table-cell office:value-type="string" calcext:value-type="string">
            <text:p>void assertSameAfterSerialization(java.lang.String,java.lang.Objec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luentIterableTest$3</text:p>
          </table:table-cell>
          <table:table-cell office:value-type="string" calcext:value-type="string">
            <text:p>void execute(java.lang.Object)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ultiSet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5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4</text:p>
          </table:table-cell>
          <table:table-cell office:value-type="string" calcext:value-type="string">
            <text:p>void execute(java.lang.Object)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ultiset.PredicatedMultiSet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ListUtilsTest$3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UtilsTest$2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UtilsTest</text:p>
          </table:table-cell>
          <table:table-cell office:value-type="string" calcext:value-type="string">
            <text:p>void attemptGetOperation(java.lang.Runnable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plitMapUtilsTest</text:p>
          </table:table-cell>
          <table:table-cell office:value-type="string" calcext:value-type="string">
            <text:p>void attemptPutOperation(java.lang.Runna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12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Map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2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unctors.ComparatorPredicateTest$TestComparator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mparators.ComparatorChainTest$ColumnComparator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mparators.ComparatorChainTest$1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7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Set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4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IteratorTest$3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6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5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2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IteratorChain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IteratorTest$2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ObjectGraphIteratorTest$LeafFinder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$3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BoundedIteratorTest$1</text:p>
          </table:table-cell>
          <table:table-cell office:value-type="string" calcext:value-type="string">
            <text:p>void remove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</text:p>
          </table:table-cell>
          <table:table-cell office:value-type="string" calcext:value-type="string">
            <text:p>void walkForward(java.util.ListIterator,java.util.ListIterato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</text:p>
          </table:table-cell>
          <table:table-cell office:value-type="string" calcext:value-type="string">
            <text:p>void nextNextPrevious(java.util.ListIterator,java.util.ListIterato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</text:p>
          </table:table-cell>
          <table:table-cell office:value-type="string" calcext:value-type="string">
            <text:p>void previousPreviousNext(java.util.ListIterator,java.util.ListIterato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ListIteratorTest</text:p>
          </table:table-cell>
          <table:table-cell office:value-type="string" calcext:value-type="string">
            <text:p>void walkLists(java.util.List,java.util.ListIterator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LazyIteratorChainTest$3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FilterIterator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s.SkippingIteratorTest$1</text:p>
          </table:table-cell>
          <table:table-cell office:value-type="string" calcext:value-type="string">
            <text:p>void remove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FluentIterable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list.PredicatedList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TransformerUtils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4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losureUtilsTest$MockClosure</text:p>
          </table:table-cell>
          <table:table-cell office:value-type="string" calcext:value-type="string">
            <text:p>void execute(java.lang.Object)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losureUtilsTest$MockClosure</text:p>
          </table:table-cell>
          <table:table-cell office:value-type="string" calcext:value-type="string">
            <text:p>void reset(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bleUtilsTest$13</text:p>
          </table:table-cell>
          <table:table-cell office:value-type="string" calcext:value-type="string">
            <text:p>java.lang.Object transform(java.lang.Object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CollectionUtilsTest$3</text:p>
          </table:table-cell>
          <table:table-cell office:value-type="string" calcext:value-type="string">
            <text:p>void execute(java.lang.Object)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UtilsTest</text:p>
          </table:table-cell>
          <table:table-cell office:value-type="string" calcext:value-type="string">
            <text:p>org.w3c.dom.NodeList createNodeList(org.w3c.dom.Nod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UtilsTest</text:p>
          </table:table-cell>
          <table:table-cell office:value-type="string" calcext:value-type="string">
            <text:p>org.w3c.dom.Node[] createNodes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UtilsTest</text:p>
          </table:table-cell>
          <table:table-cell office:value-type="string" calcext:value-type="string">
            <text:p>java.util.Iterator getImmutableIterato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IteratorUtilsTest</text:p>
          </table:table-cell>
          <table:table-cell office:value-type="string" calcext:value-type="string">
            <text:p>java.util.ListIterator getImmutableListIterato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collections_4.3_helper_method_counter.csv</text:p>
          </table:table-cell>
          <table:table-cell office:value-type="string" calcext:value-type="string">
            <text:p>org.apache.commons.collections4.queue.PredicatedQueueTest$1</text:p>
          </table:table-cell>
          <table:table-cell office:value-type="string" calcext:value-type="string">
            <text:p>boolean evaluate(java.lang.Object)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monitor.FileAlterationObserverTestCase</text:p>
          </table:table-cell>
          <table:table-cell office:value-type="string" calcext:value-type="string">
            <text:p>void checkAndNotify(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monitor.FileAlterationMonitorTestCase</text:p>
          </table:table-cell>
          <table:table-cell office:value-type="string" calcext:value-type="string">
            <text:p>void checkFile(java.lang.String,java.io.File,java.util.Collection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</text:p>
          </table:table-cell>
          <table:table-cell office:value-type="string" calcext:value-type="string">
            <text:p>void checkContainsFiles(java.lang.String,java.io.File[],java.util.Collection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</text:p>
          </table:table-cell>
          <table:table-cell office:value-type="string" calcext:value-type="string">
            <text:p>void checkContainsString(java.lang.String,java.io.File[],java.util.Collectio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UtilsCopyTestCase</text:p>
          </table:table-cell>
          <table:table-cell office:value-type="string" calcext:value-type="string">
            <text:p>void testCopy_inputStreamToOutputStreamWithBufferSize(int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CleanDirectoryTestCase</text:p>
          </table:table-cell>
          <table:table-cell office:value-type="string" calcext:value-type="string">
            <text:p>boolean chmod(java.io.File,int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UnixLineEndingInputStreamTest</text:p>
          </table:table-cell>
          <table:table-cell office:value-type="string" calcext:value-type="string">
            <text:p>java.lang.String roundtrip(java.lang.String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UnixLineEndingInputStreamTest</text:p>
          </table:table-cell>
          <table:table-cell office:value-type="string" calcext:value-type="string">
            <text:p>java.lang.String roundtrip(java.lang.String,boolean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RawNoBomValid(java.lang.String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RawBomValid(java.lang.String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RawBomInvalid(java.lang.String,java.lang.String,java.lang.String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AlternateDefaultEncoding(java.lang.String,java.lang.String,java.lang.String,java.lang.String,java.lang.String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HttpValid(java.lang.String,java.lang.String,java.lang.String,java.lang.String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HttpInvalid(java.lang.String,java.lang.String,java.lang.String,java.lang.String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void _testHttpLenient(java.lang.String,java.lang.String,java.lang.String,java.lang.String,java.lang.String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Test</text:p>
          </table:table-cell>
          <table:table-cell office:value-type="string" calcext:value-type="string">
            <text:p>java.lang.String getXML(java.lang.String,java.lang.String,java.lang.String,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TailerTest$TestTailerListener</text:p>
          </table:table-cell>
          <table:table-cell office:value-type="string" calcext:value-type="string">
            <text:p>java.util.List getLines(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TailerTest$TestTailerListener</text:p>
          </table:table-cell>
          <table:table-cell office:value-type="string" calcext:value-type="string">
            <text:p>void clear(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WindowsLineEndingInputStreamTest</text:p>
          </table:table-cell>
          <table:table-cell office:value-type="string" calcext:value-type="string">
            <text:p>java.lang.String roundtrip(java.lang.String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WindowsLineEndingInputStreamTest</text:p>
          </table:table-cell>
          <table:table-cell office:value-type="string" calcext:value-type="string">
            <text:p>java.lang.String roundtrip(java.lang.String,boolean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ReaderTest</text:p>
          </table:table-cell>
          <table:table-cell office:value-type="string" calcext:value-type="string">
            <text:p>void checkRead(java.io.Reader,java.lang.String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ReaderTest</text:p>
          </table:table-cell>
          <table:table-cell office:value-type="string" calcext:value-type="string">
            <text:p>void checkArray(char[],char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void assertData(byte[],byte[],int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java.io.InputStream createUtf16BeDataStream(byte[],boolean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java.io.InputStream createUtf16LeDataStream(byte[],boolean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java.io.InputStream createUtf32BeDataStream(byte[],boolean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java.io.InputStream createUtf32LeDataStream(byte[],boolean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java.io.InputStream createUtf8DataStream(byte[],boolean)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void parseXml(java.io.InputStream)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void parseXml(java.io.Reade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void readBOMInputStreamTwice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MInputStreamTest</text:p>
          </table:table-cell>
          <table:table-cell office:value-type="string" calcext:value-type="string">
            <text:p>boolean jvmAndSaxBothSupportCharset(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BoundedInputStreamTest</text:p>
          </table:table-cell>
          <table:table-cell office:value-type="string" calcext:value-type="string">
            <text:p>void compare(java.lang.String,byte[],byte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ReversedLinesFileReaderTestParamBlockSize</text:p>
          </table:table-cell>
          <table:table-cell office:value-type="string" calcext:value-type="string">
            <text:p>void assertEqualsAndNoLineBreaks(java.lang.String,java.lang.Strin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TailerTest</text:p>
          </table:table-cell>
          <table:table-cell office:value-type="string" calcext:value-type="string">
            <text:p>void createFile(java.io.File,long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TailerTest</text:p>
          </table:table-cell>
          <table:table-cell office:value-type="string" calcext:value-type="string">
            <text:p>void write(java.io.File,java.lang.String[]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TailerTest</text:p>
          </table:table-cell>
          <table:table-cell office:value-type="string" calcext:value-type="string">
            <text:p>void writeString(java.io.File,java.lang.String[]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ContentTypeEncoding(java.lang.String,java.lang.String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ContentTypeMime(java.lang.String,java.lang.String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AppXml(boolean,java.lang.String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TextXml(boolean,java.lang.String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testCalculateRawEncodingStandard(java.lang.String,java.lang.String,java.lang.String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RawEncoding(java.lang.String,java.lang.String,java.lang.String,java.lang.String,java.lang.String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RawError(java.lang.String,java.lang.String,java.lang.String,java.lang.String,java.lang.String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HttpEncoding(java.lang.String,boolean,java.lang.String,java.lang.String,java.lang.String,java.lang.String,java.lang.String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XmlStreamReaderUtilitiesTest</text:p>
          </table:table-cell>
          <table:table-cell office:value-type="string" calcext:value-type="string">
            <text:p>void checkHttpError(java.lang.String,boolean,java.lang.String,java.lang.String,java.lang.String,java.lang.String,java.lang.String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java.util.Set getRequiredCharsetNames(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BufferedRead(java.lang.String,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IO_356(int,int,int,java.lang.String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IO_356_Loop(java.lang.String,i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MarkReset(java.lang.String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SingleByteRead(java.lang.String,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void testSkip(java.lang.String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CharSequenceInputStreamTest</text:p>
          </table:table-cell>
          <table:table-cell office:value-type="string" calcext:value-type="string">
            <text:p>boolean isAvailabilityTestableForCharset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ReaderInputStreamTest</text:p>
          </table:table-cell>
          <table:table-cell office:value-type="string" calcext:value-type="string">
            <text:p>void testWithSingleByteRead(java.lang.String,java.lang.String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nput.ReaderInputStreamTest</text:p>
          </table:table-cell>
          <table:table-cell office:value-type="string" calcext:value-type="string">
            <text:p>void testWithBufferedRead(java.lang.String,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Java4$TestCancelWalk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UtilsTestCase</text:p>
          </table:table-cell>
          <table:table-cell office:value-type="string" calcext:value-type="string">
            <text:p>void assertEqualContent(byte[],byte[]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UtilsTestCase</text:p>
          </table:table-cell>
          <table:table-cell office:value-type="string" calcext:value-type="string">
            <text:p>void testToString_URI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UtilsTestCase</text:p>
          </table:table-cell>
          <table:table-cell office:value-type="string" calcext:value-type="string">
            <text:p>void testToString_URL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nameUtilsWildcardTestCase</text:p>
          </table:table-cell>
          <table:table-cell office:value-type="string" calcext:value-type="string">
            <text:p>void assertMatch(java.lang.String,java.lang.String,boolean)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CleaningTrackerTestCase</text:p>
          </table:table-cell>
          <table:table-cell office:value-type="string" calcext:value-type="string">
            <text:p>void pauseForDeleteToComplete(java.io.Fi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CleaningTrackerTestCase</text:p>
          </table:table-cell>
          <table:table-cell office:value-type="string" calcext:value-type="string">
            <text:p>java.lang.String showFailures(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CleaningTrackerTestCase</text:p>
          </table:table-cell>
          <table:table-cell office:value-type="string" calcext:value-type="string">
            <text:p>void waitUntilTrackCount(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java.lang.String getOutput(java.lang.Strin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java.lang.String getInput(java.lang.Strin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void doStar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void doJoi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void startWriter(java.lang.String,java.lang.String,org.apache.commons.io.output.DemuxOutputStream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emuxTestCase</text:p>
          </table:table-cell>
          <table:table-cell office:value-type="string" calcext:value-type="string">
            <text:p>void startReader(java.lang.String,java.lang.String,org.apache.commons.io.input.DemuxInputStream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serialization.ValidatingObjectInputStreamTest</text:p>
          </table:table-cell>
          <table:table-cell office:value-type="string" calcext:value-type="string">
            <text:p>void assertSerialization(java.io.ObjectInputStream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serialization.MoreComplexObjectTest</text:p>
          </table:table-cell>
          <table:table-cell office:value-type="string" calcext:value-type="string">
            <text:p>void assertSerialization(java.io.ObjectInputStream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ExceptionWithCauseTestCase</text:p>
          </table:table-cell>
          <table:table-cell office:value-type="string" calcext:value-type="string">
            <text:p>void validate(java.lang.Throwable,java.lang.Throwable,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HexDumpTest</text:p>
          </table:table-cell>
          <table:table-cell office:value-type="string" calcext:value-type="string">
            <text:p>char toHex(int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HexDumpTest</text:p>
          </table:table-cell>
          <table:table-cell office:value-type="string" calcext:value-type="string">
            <text:p>char toAscii(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$TestMultiThreadCancelWalk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Java4$TestMultiThreadCancelWalk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$TestCancelWalk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Java4$TestFileFind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LineIteratorTestCase</text:p>
          </table:table-cell>
          <table:table-cell office:value-type="string" calcext:value-type="string">
            <text:p>void assertLines(java.util.List,org.apache.commons.io.LineIterator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LineIteratorTestCase</text:p>
          </table:table-cell>
          <table:table-cell office:value-type="string" calcext:value-type="string">
            <text:p>java.util.List createLinesFile(java.io.File,java.lang.String,int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LineIteratorTestCase</text:p>
          </table:table-cell>
          <table:table-cell office:value-type="string" calcext:value-type="string">
            <text:p>void doTestFileWithSpecifiedLines(in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LineIteratorTestCase</text:p>
          </table:table-cell>
          <table:table-cell office:value-type="string" calcext:value-type="string">
            <text:p>void testFiltering(java.util.List,java.io.Reade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CleanSymlinksTestCase</text:p>
          </table:table-cell>
          <table:table-cell office:value-type="string" calcext:value-type="string">
            <text:p>void setupSymlink(java.io.File,java.io.File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Java4</text:p>
          </table:table-cell>
          <table:table-cell office:value-type="string" calcext:value-type="string">
            <text:p>void checkContainsFiles(java.lang.String,java.io.File[],java.util.Collection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FileNewerTestCase</text:p>
          </table:table-cell>
          <table:table-cell office:value-type="string" calcext:value-type="string">
            <text:p>void testIsFileNewer(java.lang.String,java.io.File,long,boolean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ProxyOutputStreamTest$1</text:p>
          </table:table-cell>
          <table:table-cell office:value-type="string" calcext:value-type="string">
            <text:p>void write(byt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ByteArrayOutputStreamTestCase</text:p>
          </table:table-cell>
          <table:table-cell office:value-type="string" calcext:value-type="string">
            <text:p>int writeData(org.apache.commons.io.output.ByteArrayOutputStream,java.io.ByteArrayOutputStream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ByteArrayOutputStreamTestCase</text:p>
          </table:table-cell>
          <table:table-cell office:value-type="string" calcext:value-type="string">
            <text:p>int writeData(org.apache.commons.io.output.ByteArrayOutputStream,java.io.ByteArrayOutputStream,int[]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ByteArrayOutputStreamTestCase</text:p>
          </table:table-cell>
          <table:table-cell office:value-type="string" calcext:value-type="string">
            <text:p>void checkByteArrays(byte[],byt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ByteArrayOutputStreamTestCase</text:p>
          </table:table-cell>
          <table:table-cell office:value-type="string" calcext:value-type="string">
            <text:p>void checkStreams(org.apache.commons.io.output.ByteArrayOutputStream,java.io.ByteArrayOutputStream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FileWriterWithEncodingTest</text:p>
          </table:table-cell>
          <table:table-cell office:value-type="string" calcext:value-type="string">
            <text:p>void succesfulRun(org.apache.commons.io.output.FileWriterWithEncoding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FileWriterWithEncodingTest</text:p>
          </table:table-cell>
          <table:table-cell office:value-type="string" calcext:value-type="string">
            <text:p>void writeTestPayload(java.io.FileWriter,org.apache.commons.io.output.FileWriterWithEncodin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TeeOutputStreamTest</text:p>
          </table:table-cell>
          <table:table-cell office:value-type="string" calcext:value-type="string">
            <text:p>void assertByteArrayEquals(java.lang.String,byte[],byte[]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XmlStreamWriterTest</text:p>
          </table:table-cell>
          <table:table-cell office:value-type="string" calcext:value-type="string">
            <text:p>void checkXmlWriter(java.lang.String,java.lang.String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XmlStreamWriterTest</text:p>
          </table:table-cell>
          <table:table-cell office:value-type="string" calcext:value-type="string">
            <text:p>void checkXmlWriter(java.lang.String,java.lang.String,java.lang.String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DeferredFileOutputStreamTest</text:p>
          </table:table-cell>
          <table:table-cell office:value-type="string" calcext:value-type="string">
            <text:p>void verifyResultFile(java.io.Fi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ProxyWriterTest$7</text:p>
          </table:table-cell>
          <table:table-cell office:value-type="string" calcext:value-type="string">
            <text:p>void write(java.lang.Strin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ChunkedWriterTest</text:p>
          </table:table-cell>
          <table:table-cell office:value-type="string" calcext:value-type="string">
            <text:p>java.io.OutputStreamWriter getOutputStreamWriter(java.util.concurrent.atomic.AtomicIntege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WriterOutputStreamTest</text:p>
          </table:table-cell>
          <table:table-cell office:value-type="string" calcext:value-type="string">
            <text:p>void testWithSingleByteWrite(java.lang.String,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WriterOutputStreamTest</text:p>
          </table:table-cell>
          <table:table-cell office:value-type="string" calcext:value-type="string">
            <text:p>void testWithBufferedWrite(java.lang.String,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ChunkedOutputStreamTest</text:p>
          </table:table-cell>
          <table:table-cell office:value-type="string" calcext:value-type="string">
            <text:p>org.apache.commons.io.output.ByteArrayOutputStream getByteArrayOutputStream(java.util.concurrent.atomic.AtomicIntege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output.CountingOutputStreamTest</text:p>
          </table:table-cell>
          <table:table-cell office:value-type="string" calcext:value-type="string">
            <text:p>void assertByteArrayEquals(java.lang.String,byte[],int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IOCaseTestCase</text:p>
          </table:table-cell>
          <table:table-cell office:value-type="string" calcext:value-type="string">
            <text:p>org.apache.commons.io.IOCase serialize(org.apache.commons.io.IOCas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filter.FileFilterTestCase</text:p>
          </table:table-cell>
          <table:table-cell office:value-type="string" calcext:value-type="string">
            <text:p>void assertFiltering(org.apache.commons.io.filefilter.IOFileFilter,java.io.File,boolean)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filter.RegexFileFilterTestCase</text:p>
          </table:table-cell>
          <table:table-cell office:value-type="string" calcext:value-type="string">
            <text:p>void assertFiltering(org.apache.commons.io.filefilter.IOFileFilter,java.io.File,boolean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ListFilesTestCase</text:p>
          </table:table-cell>
          <table:table-cell office:value-type="string" calcext:value-type="string">
            <text:p>java.io.File getLocalTestDirectory(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ListFilesTestCase</text:p>
          </table:table-cell>
          <table:table-cell office:value-type="string" calcext:value-type="string">
            <text:p>java.util.Collection filesToFilenames(java.util.Collection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ListFilesTestCase</text:p>
          </table:table-cell>
          <table:table-cell office:value-type="string" calcext:value-type="string">
            <text:p>java.util.Collection filesToFilenames(java.util.Iterato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TestCase</text:p>
          </table:table-cell>
          <table:table-cell office:value-type="string" calcext:value-type="string">
            <text:p>java.lang.String getName(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TestCase</text:p>
          </table:table-cell>
          <table:table-cell office:value-type="string" calcext:value-type="string">
            <text:p>void openOutputStream_noParent(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TestCase</text:p>
          </table:table-cell>
          <table:table-cell office:value-type="string" calcext:value-type="string">
            <text:p>void createCircularSymLink(java.io.Fi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TestCase</text:p>
          </table:table-cell>
          <table:table-cell office:value-type="string" calcext:value-type="string">
            <text:p>void createFilesForTestCopyDirectory(java.io.File,java.io.File,java.io.Fi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FileUtilsTestCase$ListDirectoryWalker</text:p>
          </table:table-cell>
          <table:table-cell office:value-type="string" calcext:value-type="string">
            <text:p>java.util.List list(java.io.File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io_2.5_helper_method_counter.csv</text:p>
          </table:table-cell>
          <table:table-cell office:value-type="string" calcext:value-type="string">
            <text:p>org.apache.commons.io.DirectoryWalkerTestCase$TestFileFinder</text:p>
          </table:table-cell>
          <table:table-cell office:value-type="string" calcext:value-type="string">
            <text:p>java.util.List find(java.io.File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kolmogorovSmirnovTest(org.apache.commons.math3.distribution.RealDistribution,double[],boolean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kolmogorovSmirnovStatistic(org.apache.commons.math3.distribution.RealDistribution,double[]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kolmogorovSmirnovTest(double[],double[],boolean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kolmogorovSmirnovTest(double[],doubl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kolmogorovSmirnovStatistic(double[],double[]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boolean kolmogorovSmirnovTest(org.apache.commons.math3.distribution.RealDistribution,double[],double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bootstrap(double[],double[],int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exactP(double,int,int,boolean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approximateP(double,int,in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</text:p>
          </table:table-cell>
          <table:table-cell office:value-type="string" calcext:value-type="string">
            <text:p>double monteCarloP(double,int,int,boolean,int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(double[],long[]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Test(double[],long[]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boolean chiSquareTest(double[],long[]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(long[][]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Test(long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boolean chiSquareTest(long[][]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DataSetsComparison(long[],long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double chiSquareTestDataSetsComparison(long[],long[]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ChiSquareTest</text:p>
          </table:table-cell>
          <table:table-cell office:value-type="string" calcext:value-type="string">
            <text:p>boolean chiSquareTestDataSetsComparison(long[],long[],doubl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BinomialTest</text:p>
          </table:table-cell>
          <table:table-cell office:value-type="string" calcext:value-type="string">
            <text:p>boolean binomialTest(int,int,double,org.apache.commons.math3.stat.inference.AlternativeHypothesis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BinomialTest</text:p>
          </table:table-cell>
          <table:table-cell office:value-type="string" calcext:value-type="string">
            <text:p>double binomialTest(int,int,double,org.apache.commons.math3.stat.inference.AlternativeHypothesis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homoscedasticTTest(double[],double[]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pairedTTest(double[],double[]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pairedTTest(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(double,double[]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(double,org.apache.commons.math3.stat.descriptive.StatisticalSummar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(double[]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(org.apache.commons.math3.stat.descriptive.StatisticalSummary,org.apache.commons.math3.stat.descriptive.StatisticalSummar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tTest(double,double[],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Test(double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tTest(double,org.apache.commons.math3.stat.descriptive.StatisticalSummary,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Test(double,org.apache.commons.math3.stat.descriptive.StatisticalSummary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tTest(double[],double[]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Test(double[]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tTest(org.apache.commons.math3.stat.descriptive.StatisticalSummary,org.apache.commons.math3.stat.descriptive.StatisticalSummary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tTest(org.apache.commons.math3.stat.descriptive.StatisticalSummary,org.apache.commons.math3.stat.descriptive.StatisticalSummar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chiSquare(double[],long[]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chiSquare(long[][]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chiSquareTest(double[],long[]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chiSquareTest(double[],long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boolean chiSquareTest(long[][]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chiSquareTest(long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estUtils</text:p>
          </table:table-cell>
          <table:table-cell office:value-type="string" calcext:value-type="string">
            <text:p>double rootLogLikelihoodRatio(long,long,long,long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OneWayAnova</text:p>
          </table:table-cell>
          <table:table-cell office:value-type="string" calcext:value-type="string">
            <text:p>boolean anovaTest(java.util.Collection,doubl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pairedTTest(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pairedTTest(double[],double[]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(double,double[]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(double,org.apache.commons.math3.stat.descriptive.StatisticalSummary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(double[]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(org.apache.commons.math3.stat.descriptive.StatisticalSummary,org.apache.commons.math3.stat.descriptive.StatisticalSummar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Test(double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tTest(double,double[],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Test(double,org.apache.commons.math3.stat.descriptive.StatisticalSummary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tTest(double,org.apache.commons.math3.stat.descriptive.StatisticalSummary,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Test(double[],double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tTest(double[],double[]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homoscedasticTTest(double[],double[]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double tTest(org.apache.commons.math3.stat.descriptive.StatisticalSummary,org.apache.commons.math3.stat.descriptive.StatisticalSummar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TTest</text:p>
          </table:table-cell>
          <table:table-cell office:value-type="string" calcext:value-type="string">
            <text:p>boolean tTest(org.apache.commons.math3.stat.descriptive.StatisticalSummary,org.apache.commons.math3.stat.descriptive.StatisticalSummary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double g(double[],long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double gTest(double[],long[]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boolean gTest(double[],long[]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double gDataSetsComparison(long[],long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double rootLogLikelihoodRatio(long,long,long,long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double gTestDataSetsComparison(long[],long[]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GTest</text:p>
          </table:table-cell>
          <table:table-cell office:value-type="string" calcext:value-type="string">
            <text:p>boolean gTestDataSetsComparison(long[],long[]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WilcoxonSignedRankTest</text:p>
          </table:table-cell>
          <table:table-cell office:value-type="string" calcext:value-type="string">
            <text:p>double wilcoxonSignedRank(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WilcoxonSignedRankTest</text:p>
          </table:table-cell>
          <table:table-cell office:value-type="string" calcext:value-type="string">
            <text:p>double wilcoxonSignedRankTest(double[],double[],boolean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MannWhitneyUTest</text:p>
          </table:table-cell>
          <table:table-cell office:value-type="string" calcext:value-type="string">
            <text:p>double mannWhitneyUTest(double[],double[]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lter.KalmanFilterTest$Cannonball</text:p>
          </table:table-cell>
          <table:table-cell office:value-type="string" calcext:value-type="string">
            <text:p>double getY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lter.KalmanFilterTest</text:p>
          </table:table-cell>
          <table:table-cell office:value-type="string" calcext:value-type="string">
            <text:p>void assertVectorEquals(double[],doubl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lter.KalmanFilterTest</text:p>
          </table:table-cell>
          <table:table-cell office:value-type="string" calcext:value-type="string">
            <text:p>void assertMatrixEquals(double[][],double[]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WeightedObservedPointsTest</text:p>
          </table:table-cell>
          <table:table-cell office:value-type="string" calcext:value-type="string">
            <text:p>boolean lastElementIsSame(org.apache.commons.math3.fitting.WeightedObservedPoints,org.apache.commons.math3.fitting.WeightedObservedPoi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PolynomialCurveFitterTest</text:p>
          </table:table-cell>
          <table:table-cell office:value-type="string" calcext:value-type="string">
            <text:p>org.apache.commons.math3.analysis.polynomials.PolynomialFunction buildRandomPolynomial(int,java.util.Random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PolynomialFitterTest</text:p>
          </table:table-cell>
          <table:table-cell office:value-type="string" calcext:value-type="string">
            <text:p>double[] doMath798(org.apache.commons.math3.optim.nonlinear.vector.MultivariateVectorOptimizer,int,double[]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PolynomialFitterTest</text:p>
          </table:table-cell>
          <table:table-cell office:value-type="string" calcext:value-type="string">
            <text:p>void checkUnsolvableProblem(org.apache.commons.math3.optim.nonlinear.vector.MultivariateVectorOptimizer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PolynomialFitterTest</text:p>
          </table:table-cell>
          <table:table-cell office:value-type="string" calcext:value-type="string">
            <text:p>org.apache.commons.math3.analysis.polynomials.PolynomialFunction buildRandomPolynomial(int,java.util.Random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GaussianFitterTest</text:p>
          </table:table-cell>
          <table:table-cell office:value-type="string" calcext:value-type="string">
            <text:p>void addDatasetToGaussianFitter(double[][],org.apache.commons.math3.fitting.GaussianFitter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AbstractLeastSquaresOptimizerAbstractTest$LinearProblem</text:p>
          </table:table-cell>
          <table:table-cell office:value-type="string" calcext:value-type="string">
            <text:p>org.apache.commons.math3.fitting.leastsquares.LeastSquaresBuilder getBuild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MinpackTest$MinpackFunction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LevenbergMarquardtOptimizerTest</text:p>
          </table:table-cell>
          <table:table-cell office:value-type="string" calcext:value-type="string">
            <text:p>org.apache.commons.math3.fitting.leastsquares.LeastSquaresBuilder builder(org.apache.commons.math3.fitting.leastsquares.CircleProblem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LevenbergMarquardtOptimizerTest</text:p>
          </table:table-cell>
          <table:table-cell office:value-type="string" calcext:value-type="string">
            <text:p>void checkEstimate(org.apache.commons.math3.fitting.leastsquares.CircleVectorial,double,int,double,double,double,boolea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</text:p>
          </table:table-cell>
          <table:table-cell office:value-type="string" calcext:value-type="string">
            <text:p>org.apache.commons.math3.fitting.leastsquares.LeastSquaresBuilder builder(org.apache.commons.math3.fitting.leastsquares.StatisticalReferenceDatase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</text:p>
          </table:table-cell>
          <table:table-cell office:value-type="string" calcext:value-type="string">
            <text:p>org.apache.commons.math3.analysis.MultivariateVectorFunction dummyModel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</text:p>
          </table:table-cell>
          <table:table-cell office:value-type="string" calcext:value-type="string">
            <text:p>org.apache.commons.math3.analysis.MultivariateMatrixFunction dummyJacobia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$6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MinpackTest</text:p>
          </table:table-cell>
          <table:table-cell office:value-type="string" calcext:value-type="string">
            <text:p>void minpackTest(org.apache.commons.math3.fitting.leastsquares.MinpackTest$MinpackFunction,boolean)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LevenbergMarquardtOptimizerTest$BevingtonProblem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org.apache.commons.math3.linear.RealMatrix getCovariances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org.apache.commons.math3.linear.RealVector getSigma(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org.apache.commons.math3.linear.RealMatrix getJacobia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double getCos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org.apache.commons.math3.linear.RealVector getResiduals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$1</text:p>
          </table:table-cell>
          <table:table-cell office:value-type="string" calcext:value-type="string">
            <text:p>org.apache.commons.math3.linear.RealVector getPoint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Validation</text:p>
          </table:table-cell>
          <table:table-cell office:value-type="string" calcext:value-type="string">
            <text:p>org.apache.commons.math3.fitting.leastsquares.LeastSquaresBuilder builder(org.apache.commons.math3.fitting.leastsquares.StraightLineProblem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TestValidation</text:p>
          </table:table-cell>
          <table:table-cell office:value-type="string" calcext:value-type="string">
            <text:p>double getChi2N(org.apache.commons.math3.fitting.leastsquares.LeastSquaresProblem,org.apache.commons.math3.linear.RealVecto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AbstractLeastSquaresOptimizerAbstractTest$LinearProblem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leastsquares.EvaluationRmsCheckerTest</text:p>
          </table:table-cell>
          <table:table-cell office:value-type="string" calcext:value-type="string">
            <text:p>org.apache.commons.math3.fitting.leastsquares.LeastSquaresProblem$Evaluation mockEvaluation(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itting.GaussianCurveFitterTest</text:p>
          </table:table-cell>
          <table:table-cell office:value-type="string" calcext:value-type="string">
            <text:p>org.apache.commons.math3.fitting.WeightedObservedPoints createDataset(double[][]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1</text:p>
          </table:table-cell>
          <table:table-cell office:value-type="string" calcext:value-type="string">
            <text:p>double[] computeTheoreticalState(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Brusselator</text:p>
          </table:table-cell>
          <table:table-cell office:value-type="string" calcext:value-type="string">
            <text:p>double dYdP0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Brusselator</text:p>
          </table:table-cell>
          <table:table-cell office:value-type="string" calcext:value-type="string">
            <text:p>double dYdP1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sampling.StepNormalizerTest</text:p>
          </table:table-cell>
          <table:table-cell office:value-type="string" calcext:value-type="string">
            <text:p>void setLastSeen(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sampling.StepInterpolatorTestUtils</text:p>
          </table:table-cell>
          <table:table-cell office:value-type="string" calcext:value-type="string">
            <text:p>void checkDerivativesConsistency(org.apache.commons.math3.ode.FirstOrderIntegrator,org.apache.commons.math3.ode.TestProblemAbstract,double,double)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3</text:p>
          </table:table-cell>
          <table:table-cell office:value-type="string" calcext:value-type="string">
            <text:p>double[] computeTheoreticalState(doubl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nonstiff.AdamsNordsieckTransformerTest</text:p>
          </table:table-cell>
          <table:table-cell office:value-type="string" calcext:value-type="string">
            <text:p>void checkNordsieckStart(org.apache.commons.math3.analysis.polynomials.PolynomialFunction,int,double,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nonstiff.AdamsNordsieckTransformerTest</text:p>
          </table:table-cell>
          <table:table-cell office:value-type="string" calcext:value-type="string">
            <text:p>void checkTransform(org.apache.commons.math3.analysis.polynomials.PolynomialFunction,int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nonstiff.GraggBulirschStoerIntegratorTest</text:p>
          </table:table-cell>
          <table:table-cell office:value-type="string" calcext:value-type="string">
            <text:p>double getMaxError(org.apache.commons.math3.ode.FirstOrderIntegrator,org.apache.commons.math3.ode.TestProblemAbstract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Brusselator</text:p>
          </table:table-cell>
          <table:table-cell office:value-type="string" calcext:value-type="string">
            <text:p>void setParameter(java.lang.String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Brusselator</text:p>
          </table:table-cell>
          <table:table-cell office:value-type="string" calcext:value-type="string">
            <text:p>double dYdP0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Brusselator</text:p>
          </table:table-cell>
          <table:table-cell office:value-type="string" calcext:value-type="string">
            <text:p>double dYdP1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eterizedCircle</text:p>
          </table:table-cell>
          <table:table-cell office:value-type="string" calcext:value-type="string">
            <text:p>double[][] exactDyDy0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eterizedCircle</text:p>
          </table:table-cell>
          <table:table-cell office:value-type="string" calcext:value-type="string">
            <text:p>double[] exactDyDcx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ParameterizedCircle</text:p>
          </table:table-cell>
          <table:table-cell office:value-type="string" calcext:value-type="string">
            <text:p>double[] exactDyDom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events.ReappearingEventTest</text:p>
          </table:table-cell>
          <table:table-cell office:value-type="string" calcext:value-type="string">
            <text:p>double test(i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events.CloseEventsTest$TimeDetector</text:p>
          </table:table-cell>
          <table:table-cell office:value-type="string" calcext:value-type="string">
            <text:p>double getActualT(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events.EventFilterTest</text:p>
          </table:table-cell>
          <table:table-cell office:value-type="string" calcext:value-type="string">
            <text:p>void testHistory(org.apache.commons.math3.ode.events.FilterType,double,double,double,double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events.EventFilterTest$Event</text:p>
          </table:table-cell>
          <table:table-cell office:value-type="string" calcext:value-type="string">
            <text:p>int getEventCount(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events.OverlappingEventsTest</text:p>
          </table:table-cell>
          <table:table-cell office:value-type="string" calcext:value-type="string">
            <text:p>void test(i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4</text:p>
          </table:table-cell>
          <table:table-cell office:value-type="string" calcext:value-type="string">
            <text:p>org.apache.commons.math3.ode.events.EventHandler[] getEventsHandlers(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Handler</text:p>
          </table:table-cell>
          <table:table-cell office:value-type="string" calcext:value-type="string">
            <text:p>double getMaximalValueError()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Handler</text:p>
          </table:table-cell>
          <table:table-cell office:value-type="string" calcext:value-type="string">
            <text:p>double getMaximalTimeError()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Handler</text:p>
          </table:table-cell>
          <table:table-cell office:value-type="string" calcext:value-type="string">
            <text:p>double getLastError(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TestProblemHandler</text:p>
          </table:table-cell>
          <table:table-cell office:value-type="string" calcext:value-type="string">
            <text:p>double getLastTime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FirstOrderConverterTest</text:p>
          </table:table-cell>
          <table:table-cell office:value-type="string" calcext:value-type="string">
            <text:p>double integrateWithSpecifiedStep(double,double,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ContinuousOutputModelTest</text:p>
          </table:table-cell>
          <table:table-cell office:value-type="string" calcext:value-type="string">
            <text:p>boolean checkAppendError(org.apache.commons.math3.ode.ContinuousOutputModel,double,double[]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Circle</text:p>
          </table:table-cell>
          <table:table-cell office:value-type="string" calcext:value-type="string">
            <text:p>double[][] exactDyDy0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Circle</text:p>
          </table:table-cell>
          <table:table-cell office:value-type="string" calcext:value-type="string">
            <text:p>double[] exactDyDcx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Circle</text:p>
          </table:table-cell>
          <table:table-cell office:value-type="string" calcext:value-type="string">
            <text:p>double[] exactDyDcy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de.JacobianMatricesTest$Circle</text:p>
          </table:table-cell>
          <table:table-cell office:value-type="string" calcext:value-type="string">
            <text:p>double[] exactDyDom(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ArithmeticUtilsTest</text:p>
          </table:table-cell>
          <table:table-cell office:value-type="string" calcext:value-type="string">
            <text:p>void testAddAndCheckLongFailure(long,long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ArithmeticUtilsTest</text:p>
          </table:table-cell>
          <table:table-cell office:value-type="string" calcext:value-type="string">
            <text:p>void testMulAndCheckLongFailure(long,long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ArithmeticUtilsTest</text:p>
          </table:table-cell>
          <table:table-cell office:value-type="string" calcext:value-type="string">
            <text:p>void testSubAndCheckLongFailure(long,long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CombinatoricsUtilsTest</text:p>
          </table:table-cell>
          <table:table-cell office:value-type="string" calcext:value-type="string">
            <text:p>long binomialCoefficient(int,int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CombinatoricsUtilsTest</text:p>
          </table:table-cell>
          <table:table-cell office:value-type="string" calcext:value-type="string">
            <text:p>long factorial(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DoubleHashMapTest</text:p>
          </table:table-cell>
          <table:table-cell office:value-type="string" calcext:value-type="string">
            <text:p>org.apache.commons.math3.util.OpenIntToDoubleHashMap createFromJavaMap(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DoubleHashMapTest</text:p>
          </table:table-cell>
          <table:table-cell office:value-type="string" calcext:value-type="string">
            <text:p>void assertPutAndGet(org.apache.commons.math3.util.OpenIntToDoubleHashMap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DoubleHashMapTest</text:p>
          </table:table-cell>
          <table:table-cell office:value-type="string" calcext:value-type="string">
            <text:p>java.util.Map generateAbsent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org.apache.commons.math3.dfp.Dfp cosh(org.apache.commons.math3.dfp.Df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org.apache.commons.math3.dfp.Dfp sinh(org.apache.commons.math3.dfp.Df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org.apache.commons.math3.dfp.Dfp tanh(org.apache.commons.math3.dfp.Df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org.apache.commons.math3.dfp.Dfp cbrt(org.apache.commons.math3.dfp.Df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boolean compareClassMethods(java.lang.Class,java.lang.Clas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long poorManFloorDiv(long,long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FastMathTest</text:p>
          </table:table-cell>
          <table:table-cell office:value-type="string" calcext:value-type="string">
            <text:p>long poorManFloorMod(long,long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FieldTest</text:p>
          </table:table-cell>
          <table:table-cell office:value-type="string" calcext:value-type="string">
            <text:p>org.apache.commons.math3.util.OpenIntToFieldHashMap createFromJavaMap(org.apache.commons.math3.Field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FieldTest</text:p>
          </table:table-cell>
          <table:table-cell office:value-type="string" calcext:value-type="string">
            <text:p>void assertPutAndGet(org.apache.commons.math3.util.OpenIntToFieldHashMap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OpenIntToFieldTest</text:p>
          </table:table-cell>
          <table:table-cell office:value-type="string" calcext:value-type="string">
            <text:p>java.util.Map generateAbsent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ResizableDoubleArrayTest</text:p>
          </table:table-cell>
          <table:table-cell office:value-type="string" calcext:value-type="string">
            <text:p>void verifyEquality(org.apache.commons.math3.util.ResizableDoubleArray,org.apache.commons.math3.util.ResizableDoubleArray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ResizableDoubleArrayTest</text:p>
          </table:table-cell>
          <table:table-cell office:value-type="string" calcext:value-type="string">
            <text:p>void verifyInequality(org.apache.commons.math3.util.ResizableDoubleArray,org.apache.commons.math3.util.ResizableDoubleArray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util.CombinationsTest</text:p>
          </table:table-cell>
          <table:table-cell office:value-type="string" calcext:value-type="string">
            <text:p>void checkLexicographicIterator(org.apache.commons.math3.util.Combinations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linear.SimplexSolverTest</text:p>
          </table:table-cell>
          <table:table-cell office:value-type="string" calcext:value-type="string">
            <text:p>org.apache.commons.math3.optim.linear.LinearConstraint equationFromString(int,java.lang.String)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linear.SimplexSolverTest</text:p>
          </table:table-cell>
          <table:table-cell office:value-type="string" calcext:value-type="string">
            <text:p>boolean validSolution(org.apache.commons.math3.optim.PointValuePair,java.util.List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linear.SimplexTableauTest</text:p>
          </table:table-cell>
          <table:table-cell office:value-type="string" calcext:value-type="string">
            <text:p>org.apache.commons.math3.optim.linear.LinearObjectiveFunction createFunction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linear.SimplexTableauTest</text:p>
          </table:table-cell>
          <table:table-cell office:value-type="string" calcext:value-type="string">
            <text:p>java.util.Collection createConstraints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linear.SimplexTableauTest</text:p>
          </table:table-cell>
          <table:table-cell office:value-type="string" calcext:value-type="string">
            <text:p>void assertMatrixEquals(double[][],double[]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LinearProblem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LinearProblem</text:p>
          </table:table-cell>
          <table:table-cell office:value-type="string" calcext:value-type="string">
            <text:p>org.apache.commons.math3.optim.nonlinear.vector.Target getTarge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LinearProblem</text:p>
          </table:table-cell>
          <table:table-cell office:value-type="string" calcext:value-type="string">
            <text:p>org.apache.commons.math3.optim.nonlinear.vector.ModelFunction getModelFunc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LinearProblem</text:p>
          </table:table-cell>
          <table:table-cell office:value-type="string" calcext:value-type="string">
            <text:p>org.apache.commons.math3.optim.nonlinear.vector.ModelFunctionJacobian getModelFunctionJacobia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1</text:p>
          </table:table-cell>
          <table:table-cell office:value-type="string" calcext:value-type="string">
            <text:p>org.apache.commons.math3.optim.PointVectorValuePair optimize(org.apache.commons.math3.optim.OptimizationData[]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MultiStartMultivariateVectorOptimizerTest$2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AbstractTest$LinearProblem</text:p>
          </table:table-cell>
          <table:table-cell office:value-type="string" calcext:value-type="string">
            <text:p>org.apache.commons.math3.optim.nonlinear.vector.Target getTarget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AbstractTest$LinearProblem</text:p>
          </table:table-cell>
          <table:table-cell office:value-type="string" calcext:value-type="string">
            <text:p>org.apache.commons.math3.optim.nonlinear.vector.ModelFunction getModelFunction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AbstractTest$LinearProblem</text:p>
          </table:table-cell>
          <table:table-cell office:value-type="string" calcext:value-type="string">
            <text:p>org.apache.commons.math3.optim.nonlinear.vector.ModelFunctionJacobian getModelFunctionJacobian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MinpackTest$MinpackFunction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TestValidation</text:p>
          </table:table-cell>
          <table:table-cell office:value-type="string" calcext:value-type="string">
            <text:p>double getChi2N(org.apache.commons.math3.optim.nonlinear.vector.jacobian.AbstractLeastSquaresOptimizer,org.apache.commons.math3.optim.nonlinear.vector.jacobian.StraightLineProblem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LevenbergMarquardtOptimizerTest</text:p>
          </table:table-cell>
          <table:table-cell office:value-type="string" calcext:value-type="string">
            <text:p>org.apache.commons.math3.optim.nonlinear.vector.jacobian.AbstractLeastSquaresOptimizer createOptimiz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LevenbergMarquardtOptimizerTest</text:p>
          </table:table-cell>
          <table:table-cell office:value-type="string" calcext:value-type="string">
            <text:p>void checkEstimate(org.apache.commons.math3.optim.nonlinear.vector.ModelFunction,org.apache.commons.math3.optim.nonlinear.vector.ModelFunctionJacobian,double,int,double,double,double,boolea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MinpackTest</text:p>
          </table:table-cell>
          <table:table-cell office:value-type="string" calcext:value-type="string">
            <text:p>void minpackTest(org.apache.commons.math3.optim.nonlinear.vector.jacobian.MinpackTest$MinpackFunction,boolean)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AbstractTest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Test</text:p>
          </table:table-cell>
          <table:table-cell office:value-type="string" calcext:value-type="string">
            <text:p>org.apache.commons.math3.optim.nonlinear.vector.jacobian.AbstractLeastSquaresOptimizer createOptimizer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LevenbergMarquardtOptimizerTest$BevingtonProblem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AbstractLeastSquaresOptimizerAbstractTest$LinearProblem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vector.jacobian.GaussNewtonOptimizerTest</text:p>
          </table:table-cell>
          <table:table-cell office:value-type="string" calcext:value-type="string">
            <text:p>org.apache.commons.math3.optim.nonlinear.vector.jacobian.AbstractLeastSquaresOptimizer createOptimiz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Ss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</text:p>
          </table:table-cell>
          <table:table-cell office:value-type="string" calcext:value-type="string">
            <text:p>void doTest(org.apache.commons.math3.analysis.MultivariateFunction,double[],double[][],org.apache.commons.math3.optim.nonlinear.scalar.GoalType,double,double,int,org.apache.commons.math3.optim.PointValuePair)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</text:p>
          </table:table-cell>
          <table:table-cell office:value-type="string" calcext:value-type="string">
            <text:p>double[] point(int,double)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</text:p>
          </table:table-cell>
          <table:table-cell office:value-type="string" calcext:value-type="string">
            <text:p>double[][] boundaries(int,double,doub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MultiDirectional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Cigar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MultiDirectionalTest$FourExtrema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Cigar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Rastrigi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Minus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PowellOptimizerTest$3</text:p>
          </table:table-cell>
          <table:table-cell office:value-type="string" calcext:value-type="string">
            <text:p>double value(double[]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ElliRotate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Ss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</text:p>
          </table:table-cell>
          <table:table-cell office:value-type="string" calcext:value-type="string">
            <text:p>void doTest(org.apache.commons.math3.analysis.MultivariateFunction,double[],double[],double[][],org.apache.commons.math3.optim.nonlinear.scalar.GoalType,int,boolean,int,double,double,double,int,org.apache.commons.math3.optim.PointValuePair)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</text:p>
          </table:table-cell>
          <table:table-cell office:value-type="string" calcext:value-type="string">
            <text:p>double[] point(int,double)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</text:p>
          </table:table-cell>
          <table:table-cell office:value-type="string" calcext:value-type="string">
            <text:p>double[][] boundaries(int,double,double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Ackley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Rose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Sphere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MultiDirectionalTest$Gaussian2D</text:p>
          </table:table-cell>
          <table:table-cell office:value-type="string" calcext:value-type="string">
            <text:p>double[] getMaximumPosition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MultiDirectionalTest$Gaussian2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Tablet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Powell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MultiDirectional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PowellOptimizerTest</text:p>
          </table:table-cell>
          <table:table-cell office:value-type="string" calcext:value-type="string">
            <text:p>void doTest(org.apache.commons.math3.analysis.MultivariateFunction,double[],double[],org.apache.commons.math3.optim.nonlinear.scalar.GoalTyp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ElliRotate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Ackley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Minus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Tablet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PowellOptimizerTest$4</text:p>
          </table:table-cell>
          <table:table-cell office:value-type="string" calcext:value-type="string">
            <text:p>double value(double[]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CigTab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Rastrigi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Rosenbrock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Sphere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PowellOptimize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3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TwoAxes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FourExtrema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TwoAxes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PowellOptimizer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2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Rose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BOBYQAOptimizerTest$CigTab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CMAESOptimizerTest$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noderiv.SimplexOptimizerNelderMeadTest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PenaltyAdapterTest$BiQuadratic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PenaltyAdapterTest$BiQuadratic</text:p>
          </table:table-cell>
          <table:table-cell office:value-type="string" calcext:value-type="string">
            <text:p>double[] getLow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PenaltyAdapterTest$BiQuadratic</text:p>
          </table:table-cell>
          <table:table-cell office:value-type="string" calcext:value-type="string">
            <text:p>double[] getUpp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PenaltyAdapterTest$BiQuadratic</text:p>
          </table:table-cell>
          <table:table-cell office:value-type="string" calcext:value-type="string">
            <text:p>double getBoundedXOptimum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PenaltyAdapterTest$BiQuadratic</text:p>
          </table:table-cell>
          <table:table-cell office:value-type="string" calcext:value-type="string">
            <text:p>double getBoundedYOptimum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gradient.NonLinearConjugateGradientOptimizerTest$LinearProblem$2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gradient.NonLinearConjugateGradientOptimizerTest$LinearProblem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gradient.NonLinearConjugateGradientOptimizerTest$LinearProblem</text:p>
          </table:table-cell>
          <table:table-cell office:value-type="string" calcext:value-type="string">
            <text:p>org.apache.commons.math3.optim.nonlinear.scalar.ObjectiveFunction getObjectiveFunction(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gradient.NonLinearConjugateGradientOptimizerTest$LinearProblem</text:p>
          </table:table-cell>
          <table:table-cell office:value-type="string" calcext:value-type="string">
            <text:p>org.apache.commons.math3.optim.nonlinear.scalar.ObjectiveFunctionGradient getObjectiveFunctionGradient(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MappingAdapterTest$BiQuadratic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MappingAdapterTest$BiQuadratic</text:p>
          </table:table-cell>
          <table:table-cell office:value-type="string" calcext:value-type="string">
            <text:p>double[] getLow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MappingAdapterTest$BiQuadratic</text:p>
          </table:table-cell>
          <table:table-cell office:value-type="string" calcext:value-type="string">
            <text:p>double[] getUpp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MappingAdapterTest$BiQuadratic</text:p>
          </table:table-cell>
          <table:table-cell office:value-type="string" calcext:value-type="string">
            <text:p>double getBoundedXOptimum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variateFunctionMappingAdapterTest$BiQuadratic</text:p>
          </table:table-cell>
          <table:table-cell office:value-type="string" calcext:value-type="string">
            <text:p>double getBoundedYOptimum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nonlinear.scalar.MultiStartMultivariateOptimizerTest$Rosenbrock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acketFinde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acketFind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acketFinderTest$4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entOptimiz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MultiStartUnivariateOptimiz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entOptimize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.univariate.BracketFinder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TDistributionTest</text:p>
          </table:table-cell>
          <table:table-cell office:value-type="string" calcext:value-type="string">
            <text:p>double[] makeNistResults(double[]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LaplaceDistributionTest</text:p>
          </table:table-cell>
          <table:table-cell office:value-type="string" calcext:value-type="string">
            <text:p>org.apache.commons.math3.distribution.Laplace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fitting.MultivariateNormalMixtureExpectationMaximizationTest</text:p>
          </table:table-cell>
          <table:table-cell office:value-type="string" calcext:value-type="string">
            <text:p>double[][] getTestSamples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PoissonDistributionTest</text:p>
          </table:table-cell>
          <table:table-cell office:value-type="string" calcext:value-type="string">
            <text:p>void checkProbability(org.apache.commons.math3.distribution.PoissonDistribution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AbstractRealDistributionTest$2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NakagamiDistributionTest</text:p>
          </table:table-cell>
          <table:table-cell office:value-type="string" calcext:value-type="string">
            <text:p>org.apache.commons.math3.distribution.Nakagami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NormalDistributionTest</text:p>
          </table:table-cell>
          <table:table-cell office:value-type="string" calcext:value-type="string">
            <text:p>void verifyQuantiles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NormalDistributionTest</text:p>
          </table:table-cell>
          <table:table-cell office:value-type="string" calcext:value-type="string">
            <text:p>void checkDensity(double,double,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GammaDistributionTest</text:p>
          </table:table-cell>
          <table:table-cell office:value-type="string" calcext:value-type="string">
            <text:p>void testProbability(double,double,double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GammaDistributionTest</text:p>
          </table:table-cell>
          <table:table-cell office:value-type="string" calcext:value-type="string">
            <text:p>void testValue(double,double,double,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GammaDistributionTest</text:p>
          </table:table-cell>
          <table:table-cell office:value-type="string" calcext:value-type="string">
            <text:p>void checkDensity(double,double,double[],double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GammaDistributionTest</text:p>
          </table:table-cell>
          <table:table-cell office:value-type="string" calcext:value-type="string">
            <text:p>void doTestMath753(double,double,double,double,double,java.lang.String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LogNormalDistributionTest</text:p>
          </table:table-cell>
          <table:table-cell office:value-type="string" calcext:value-type="string">
            <text:p>void verifyQuantiles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LogNormalDistributionTest</text:p>
          </table:table-cell>
          <table:table-cell office:value-type="string" calcext:value-type="string">
            <text:p>void checkDensity(double,double,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TriangularDistributionTest</text:p>
          </table:table-cell>
          <table:table-cell office:value-type="string" calcext:value-type="string">
            <text:p>org.apache.commons.math3.distribution.Triangular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ZipfDistributionTest$1</text:p>
          </table:table-cell>
          <table:table-cell office:value-type="string" calcext:value-type="string">
            <text:p>double nextDouble()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MultivariateNormalMixtureModelDistributionTest</text:p>
          </table:table-cell>
          <table:table-cell office:value-type="string" calcext:value-type="string">
            <text:p>org.apache.commons.math3.distribution.MultivariateNormalMixtureModelDistribution create(double[],double[][],double[][][]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HypergeometricDistributionTest</text:p>
          </table:table-cell>
          <table:table-cell office:value-type="string" calcext:value-type="string">
            <text:p>void testHypergeometricDistributionProbabilities(int,int,int,double[]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ParetoDistributionTest</text:p>
          </table:table-cell>
          <table:table-cell office:value-type="string" calcext:value-type="string">
            <text:p>void verifyQuantiles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ParetoDistributionTest</text:p>
          </table:table-cell>
          <table:table-cell office:value-type="string" calcext:value-type="string">
            <text:p>void checkDensity(double,double,double[]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UniformRealDistributionTest</text:p>
          </table:table-cell>
          <table:table-cell office:value-type="string" calcext:value-type="string">
            <text:p>org.apache.commons.math3.distribution.UniformReal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ChiSquaredDistributionTest</text:p>
          </table:table-cell>
          <table:table-cell office:value-type="string" calcext:value-type="string">
            <text:p>void checkDensity(double,double[],doubl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LogisticsDistributionTest</text:p>
          </table:table-cell>
          <table:table-cell office:value-type="string" calcext:value-type="string">
            <text:p>org.apache.commons.math3.distribution.Logistic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AbstractIntegerDistributionTest$DiceDistribution</text:p>
          </table:table-cell>
          <table:table-cell office:value-type="string" calcext:value-type="string">
            <text:p>double cumulativeProbability(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AbstractRealDistributionTest$2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BetaDistributionTest</text:p>
          </table:table-cell>
          <table:table-cell office:value-type="string" calcext:value-type="string">
            <text:p>void checkCumulative(double,double,double[],double[]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BetaDistributionTest</text:p>
          </table:table-cell>
          <table:table-cell office:value-type="string" calcext:value-type="string">
            <text:p>void checkDensity(double,double,double[],double[]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GumbelDistributionTest</text:p>
          </table:table-cell>
          <table:table-cell office:value-type="string" calcext:value-type="string">
            <text:p>org.apache.commons.math3.distribution.Gumbel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RealDistributionAbstract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istribution.LevyDistributionTest</text:p>
          </table:table-cell>
          <table:table-cell office:value-type="string" calcext:value-type="string">
            <text:p>org.apache.commons.math3.distribution.LevyDistribution makeDistributi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</text:p>
          </table:table-cell>
          <table:table-cell office:value-type="string" calcext:value-type="string">
            <text:p>void checkPolynomial(org.apache.commons.math3.analysis.polynomials.PolynomialFunction,long,java.lang.String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</text:p>
          </table:table-cell>
          <table:table-cell office:value-type="string" calcext:value-type="string">
            <text:p>void checkPolynomial(org.apache.commons.math3.analysis.polynomials.PolynomialFunction,java.lang.String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</text:p>
          </table:table-cell>
          <table:table-cell office:value-type="string" calcext:value-type="string">
            <text:p>void checkNullPolynomial(org.apache.commons.math3.analysis.polynomials.PolynomialFunction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</text:p>
          </table:table-cell>
          <table:table-cell office:value-type="string" calcext:value-type="string">
            <text:p>void checkOrthogonality(org.apache.commons.math3.analysis.polynomials.PolynomialFunction,org.apache.commons.math3.analysis.polynomials.PolynomialFunction,org.apache.commons.math3.analysis.UnivariateFunction,double,double,double,doub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6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FunctionTest</text:p>
          </table:table-cell>
          <table:table-cell office:value-type="string" calcext:value-type="string">
            <text:p>void checkPolynomial(org.apache.commons.math3.analysis.polynomials.PolynomialFunction,java.lang.String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FunctionTest</text:p>
          </table:table-cell>
          <table:table-cell office:value-type="string" calcext:value-type="string">
            <text:p>void checkNullPolynomial(org.apache.commons.math3.analysis.polynomials.PolynomialFunctio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4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polynomials.PolynomialsUtilsTest$5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FieldBracketingNthOrderBrentSolverTest</text:p>
          </table:table-cell>
          <table:table-cell office:value-type="string" calcext:value-type="string">
            <text:p>void check(org.apache.commons.math3.analysis.RealFieldUnivariateFunction,int,double,double,org.apache.commons.math3.analysis.solvers.AllowedSolutio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RegulaFalsiSolv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6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entSolv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NewtonSolverTest$1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2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UnivariateSolverUtils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7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</text:p>
          </table:table-cell>
          <table:table-cell office:value-type="string" calcext:value-type="string">
            <text:p>void compare(org.apache.commons.math3.analysis.solvers.BracketingNthOrderBrentSolverTest$TestFunctio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UnivariateSolverUtils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5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3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BracketingNthOrderBrentSolverTest$4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)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FieldBracketingNthOrderBrentSolverTest$1</text:p>
          </table:table-cell>
          <table:table-cell office:value-type="string" calcext:value-type="string">
            <text:p>org.apache.commons.math3.RealFieldElement value(org.apache.commons.math3.RealFieldEleme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solvers.NewtonSolv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or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3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MicrosphereInterpolator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8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LoessInterpolatorTest</text:p>
          </table:table-cell>
          <table:table-cell office:value-type="string" calcext:value-type="string">
            <text:p>void generateSineData(double[],double[],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orTest</text:p>
          </table:table-cell>
          <table:table-cell office:value-type="string" calcext:value-type="string">
            <text:p>void testInterpolation(int,double,org.apache.commons.math3.analysis.BivariateFunction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FieldHermiteInterpolatorTest</text:p>
          </table:table-cell>
          <table:table-cell office:value-type="string" calcext:value-type="string">
            <text:p>org.apache.commons.math3.analysis.polynomials.PolynomialFunction randomPolynomial(int,java.util.Random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8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6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9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20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AkimaSplineInterpolatorTest</text:p>
          </table:table-cell>
          <table:table-cell office:value-type="string" calcext:value-type="string">
            <text:p>void testInterpolation(double,double,int,int,org.apache.commons.math3.analysis.UnivariateFunction,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6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</text:p>
          </table:table-cell>
          <table:table-cell office:value-type="string" calcext:value-type="string">
            <text:p>void testInterpolation(double,double,double,double,int,int,org.apache.commons.math3.analysis.BivariateFunction,org.apache.commons.math3.analysis.BivariateFunction,org.apache.commons.math3.analysis.BivariateFunction,org.apache.commons.math3.analysis.BivariateFunction,double,double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SplineInterpolatorTest</text:p>
          </table:table-cell>
          <table:table-cell office:value-type="string" calcext:value-type="string">
            <text:p>void verifyInterpolation(org.apache.commons.math3.analysis.UnivariateFunction,double[],double[]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SplineInterpolatorTest</text:p>
          </table:table-cell>
          <table:table-cell office:value-type="string" calcext:value-type="string">
            <text:p>void verifyConsistency(org.apache.commons.math3.analysis.polynomials.PolynomialSplineFunction,doubl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orTest$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6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orTest$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6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0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3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7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5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5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LinearInterpolatorTest</text:p>
          </table:table-cell>
          <table:table-cell office:value-type="string" calcext:value-type="string">
            <text:p>void verifyInterpolation(org.apache.commons.math3.analysis.UnivariateFunction,double[],doubl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or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4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3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MicrosphereInterpolato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6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or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7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AkimaSplineInterpolato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7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5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NevilleInterpolatorTest</text:p>
          </table:table-cell>
          <table:table-cell office:value-type="string" calcext:value-type="string">
            <text:p>double partialerror(double[]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3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7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or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9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SmoothingPolynomialBicubicSplineInterpolator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7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5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7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orTest$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PiecewiseBicubicSplineInterpolatingFunction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DividedDifferenceInterpolatorTest</text:p>
          </table:table-cell>
          <table:table-cell office:value-type="string" calcext:value-type="string">
            <text:p>double partialerror(double[]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4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</text:p>
          </table:table-cell>
          <table:table-cell office:value-type="string" calcext:value-type="string">
            <text:p>void testInterpolation(double,double,double,double,double,double,int,int,org.apache.commons.math3.analysis.TrivariateFunction,org.apache.commons.math3.analysis.TrivariateFunction,org.apache.commons.math3.analysis.TrivariateFunction,org.apache.commons.math3.analysis.TrivariateFunction,org.apache.commons.math3.analysis.TrivariateFunction,org.apache.commons.math3.analysis.TrivariateFunction,org.apache.commons.math3.analysis.TrivariateFunction,org.apache.commons.math3.analysis.TrivariateFunction,double,double,double,boolean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SmoothingPolynomialBicubicSplineInterpolator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4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8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2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HermiteInterpolatorTest</text:p>
          </table:table-cell>
          <table:table-cell office:value-type="string" calcext:value-type="string">
            <text:p>org.apache.commons.math3.analysis.polynomials.PolynomialFunction randomPolynomial(int,java.util.Random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HermiteInterpolatorTest</text:p>
          </table:table-cell>
          <table:table-cell office:value-type="string" calcext:value-type="string">
            <text:p>void checkPolynomial(org.apache.commons.math3.analysis.polynomials.PolynomialFunction,org.apache.commons.math3.analysis.polynomials.PolynomialFunction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PiecewiseBicubicSplineInterpolatingFunctionTest</text:p>
          </table:table-cell>
          <table:table-cell office:value-type="string" calcext:value-type="string">
            <text:p>void testInterpolation(double,double,double,double,int,int,org.apache.commons.math3.analysis.BivariateFunction,double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0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9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8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AkimaSplineInterpolato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4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PiecewiseBicubicSplineInterpolatingFunction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8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5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6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5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4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AkimaSplineInterpolator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3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9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SplineInterpolatingFunctionTest$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PiecewiseBicubicSplineInterpolatorTest$2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orTest$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MicrosphereProjectionInterpolato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InterpolatingFunctionTest$3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22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TricubicInterpolatingFunctionTest$11</text:p>
          </table:table-cell>
          <table:table-cell office:value-type="string" calcext:value-type="string">
            <text:p>double value(doubl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PiecewiseBicubicSplineInterpolatorTest$1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BicubicSplineInterpolatingFunctionTest$14</text:p>
          </table:table-cell>
          <table:table-cell office:value-type="string" calcext:value-type="string">
            <text:p>double value(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rpolation.MicrosphereProjectionInterpolatorTest</text:p>
          </table:table-cell>
          <table:table-cell office:value-type="string" calcext:value-type="string">
            <text:p>double toCoordinate(double,double,int,in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.SqrtTest$1</text:p>
          </table:table-cell>
          <table:table-cell office:value-type="string" calcext:value-type="string">
            <text:p>double value(double)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.SincTest$1</text:p>
          </table:table-cell>
          <table:table-cell office:value-type="string" calcext:value-type="string">
            <text:p>double value(double)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.SincTest$2</text:p>
          </table:table-cell>
          <table:table-cell office:value-type="string" calcext:value-type="string">
            <text:p>double value(double)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.SqrtTest$2</text:p>
          </table:table-cell>
          <table:table-cell office:value-type="string" calcext:value-type="string">
            <text:p>double value(double)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gration.IterativeLegendreGaussIntegrato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gration.gauss.Hermite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gration.gauss.Hermite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gration.gauss.Hermite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integration.LegendreGaussIntegrato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2</text:p>
          </table:table-cell>
          <table:table-cell office:value-type="string" calcext:value-type="string">
            <text:p>org.apache.commons.math3.analysis.MultivariateVectorFunction gradient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2$2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1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FunctionUtilsTest$2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FiniteDifferencesDifferentiatorTest$7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DerivativeStructureTest</text:p>
          </table:table-cell>
          <table:table-cell office:value-type="string" calcext:value-type="string">
            <text:p>void checkF0F1(org.apache.commons.math3.analysis.differentiation.DerivativeStructure,double,double[])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DerivativeStructureTest</text:p>
          </table:table-cell>
          <table:table-cell office:value-type="string" calcext:value-type="string">
            <text:p>void checkEquals(org.apache.commons.math3.analysis.differentiation.DerivativeStructure,org.apache.commons.math3.analysis.differentiation.DerivativeStructure,doubl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FiniteDifferencesDifferentiatorTest$6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DSCompilerTest</text:p>
          </table:table-cell>
          <table:table-cell office:value-type="string" calcext:value-type="string">
            <text:p>void checkIndices(int[],int[])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DSCompilerTest</text:p>
          </table:table-cell>
          <table:table-cell office:value-type="string" calcext:value-type="string">
            <text:p>java.lang.String ordersToString(int[],java.lang.String,java.lang.String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JacobianFunctionTest$SphereMapping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FiniteDifferencesDifferentiato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SparseGradientTest</text:p>
          </table:table-cell>
          <table:table-cell office:value-type="string" calcext:value-type="string">
            <text:p>void checkF0F1(org.apache.commons.math3.analysis.differentiation.SparseGradient,double,double[])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FiniteDifferencesDifferentiato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FiniteDifferencesDifferentiator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GradientFunctionTest$EuclideanDistance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GradientFunctionTest$EuclideanDistance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analysis.differentiation.GradientFunctionTest$EuclideanDistance</text:p>
          </table:table-cell>
          <table:table-cell office:value-type="string" calcext:value-type="string">
            <text:p>double[] gradient(doubl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ectangularCholeskyDecompositionTest</text:p>
          </table:table-cell>
          <table:table-cell office:value-type="string" calcext:value-type="string">
            <text:p>void composeAndTest(org.apache.commons.math3.linear.RealMatrix,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LUSolverTest</text:p>
          </table:table-cell>
          <table:table-cell office:value-type="string" calcext:value-type="string">
            <text:p>org.apache.commons.math3.linear.FieldMatrix createFractionMatrix(int[][]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LUSolverTest</text:p>
          </table:table-cell>
          <table:table-cell office:value-type="string" calcext:value-type="string">
            <text:p>double getDeterminant(org.apache.commons.math3.linear.FieldMatrix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ingularValueDecompositionTest</text:p>
          </table:table-cell>
          <table:table-cell office:value-type="string" calcext:value-type="string">
            <text:p>void checkAEqualUSVt(org.apache.commons.math3.linear.Real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ingularValueDecompositionTest</text:p>
          </table:table-cell>
          <table:table-cell office:value-type="string" calcext:value-type="string">
            <text:p>void checkOrthogon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ingularValueDecompositionTest</text:p>
          </table:table-cell>
          <table:table-cell office:value-type="string" calcext:value-type="string">
            <text:p>void loadRealMatrix(org.apache.commons.math3.linear.RealMatrix,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ingularValueDecompositionTest</text:p>
          </table:table-cell>
          <table:table-cell office:value-type="string" calcext:value-type="string">
            <text:p>org.apache.commons.math3.linear.RealMatrix createTestMatrix(java.util.Random,int,int,doubl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$GetVisitor</text:p>
          </table:table-cell>
          <table:table-cell office:value-type="string" calcext:value-type="string">
            <text:p>int getCount(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ymmLQTest</text:p>
          </table:table-cell>
          <table:table-cell office:value-type="string" calcext:value-type="string">
            <text:p>void saundersTest(int,boolean,boolean,double,double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TriDiagonalTransformerTest</text:p>
          </table:table-cell>
          <table:table-cell office:value-type="string" calcext:value-type="string">
            <text:p>void checkAEqualQTQt(org.apache.commons.math3.linear.RealMatrix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TriDiagonalTransformerTest</text:p>
          </table:table-cell>
          <table:table-cell office:value-type="string" calcext:value-type="string">
            <text:p>void checkNoAccessBelowDiagonal(double[]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TriDiagonalTransformerTest</text:p>
          </table:table-cell>
          <table:table-cell office:value-type="string" calcext:value-type="string">
            <text:p>void checkOrthogonal(org.apache.commons.math3.linear.RealMatrix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TriDiagonalTransformerTest</text:p>
          </table:table-cell>
          <table:table-cell office:value-type="string" calcext:value-type="string">
            <text:p>void checkTriDiagonal(org.apache.commons.math3.linear.RealMatrix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TriDiagonalTransformerTest</text:p>
          </table:table-cell>
          <table:table-cell office:value-type="string" calcext:value-type="string">
            <text:p>void checkMatricesValues(double[][],double[][],double[],doubl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void checkGetSubMatrix(org.apache.commons.math3.linear.FieldMatrix,org.apache.commons.math3.fraction.Fraction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void checkGetSubMatrix(org.apache.commons.math3.linear.FieldMatrix,org.apache.commons.math3.fraction.Fraction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void checkCopy(org.apache.commons.math3.linear.FieldMatrix,org.apache.commons.math3.fraction.Fraction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void checkCopy(org.apache.commons.math3.linear.FieldMatrix,org.apache.commons.math3.fraction.Fraction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org.apache.commons.math3.linear.FieldVector columnToVector(org.apache.commons.math3.fraction.Fraction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org.apache.commons.math3.fraction.Fraction[] columnToArray(org.apache.commons.math3.fraction.Fraction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</text:p>
          </table:table-cell>
          <table:table-cell office:value-type="string" calcext:value-type="string">
            <text:p>void checkArrays(org.apache.commons.math3.fraction.Fraction[],org.apache.commons.math3.fraction.Fraction[]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RealVectorTest</text:p>
          </table:table-cell>
          <table:table-cell office:value-type="string" calcext:value-type="string">
            <text:p>org.apache.commons.math3.linear.RealVector create(doubl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iDiagonalTransformerTest</text:p>
          </table:table-cell>
          <table:table-cell office:value-type="string" calcext:value-type="string">
            <text:p>void checkdimensions(org.apache.commons.math3.linear.Real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iDiagonalTransformerTest</text:p>
          </table:table-cell>
          <table:table-cell office:value-type="string" calcext:value-type="string">
            <text:p>void checkAEqualUSVt(org.apache.commons.math3.linear.Real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iDiagonalTransformerTest</text:p>
          </table:table-cell>
          <table:table-cell office:value-type="string" calcext:value-type="string">
            <text:p>void checkOrthogon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iDiagonalTransformerTest</text:p>
          </table:table-cell>
          <table:table-cell office:value-type="string" calcext:value-type="string">
            <text:p>void checkBiDiagonal(org.apache.commons.math3.linear.Real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RealMatrixTest</text:p>
          </table:table-cell>
          <table:table-cell office:value-type="string" calcext:value-type="string">
            <text:p>org.apache.commons.math3.linear.RealVector columnToVector(double[]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RealMatrixTest</text:p>
          </table:table-cell>
          <table:table-cell office:value-type="string" calcext:value-type="string">
            <text:p>void assertClose(java.lang.String,org.apache.commons.math3.linear.RealMatrix,org.apache.commons.math3.linear.RealMatrix,double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RealMatrixTest</text:p>
          </table:table-cell>
          <table:table-cell office:value-type="string" calcext:value-type="string">
            <text:p>void assertClose(java.lang.String,double[],double[]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RealMatrixTest</text:p>
          </table:table-cell>
          <table:table-cell office:value-type="string" calcext:value-type="string">
            <text:p>org.apache.commons.math3.linear.OpenMapRealMatrix createSparseMatrix(double[][])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VectorTest</text:p>
          </table:table-cell>
          <table:table-cell office:value-type="string" calcext:value-type="string">
            <text:p>void assertClose(java.lang.String,org.apache.commons.math3.fraction.Fraction[],org.apache.commons.math3.fraction.Fraction[]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VectorTest</text:p>
          </table:table-cell>
          <table:table-cell office:value-type="string" calcext:value-type="string">
            <text:p>org.apache.commons.math3.linear.SparseFieldVector create(in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MatrixUtilsTest</text:p>
          </table:table-cell>
          <table:table-cell office:value-type="string" calcext:value-type="string">
            <text:p>void checkIdentityMatrix(org.apache.commons.math3.linear.Real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MatrixUtilsTest</text:p>
          </table:table-cell>
          <table:table-cell office:value-type="string" calcext:value-type="string">
            <text:p>void checkIdentityFieldMatrix(org.apache.commons.math3.linear.FieldMatri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MatrixUtilsTest</text:p>
          </table:table-cell>
          <table:table-cell office:value-type="string" calcext:value-type="string">
            <text:p>org.apache.commons.math3.fraction.Fraction[][] asFraction(double[][]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MatrixUtilsTest</text:p>
          </table:table-cell>
          <table:table-cell office:value-type="string" calcext:value-type="string">
            <text:p>org.apache.commons.math3.fraction.Fraction[] asFraction(doubl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HessenbergTransformerTest</text:p>
          </table:table-cell>
          <table:table-cell office:value-type="string" calcext:value-type="string">
            <text:p>org.apache.commons.math3.linear.RealMatrix checkAEqualPHPt(org.apache.commons.math3.linear.RealMatrix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HessenbergTransformerTest</text:p>
          </table:table-cell>
          <table:table-cell office:value-type="string" calcext:value-type="string">
            <text:p>void checkOrthogonal(org.apache.commons.math3.linear.RealMatrix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HessenbergTransformerTest</text:p>
          </table:table-cell>
          <table:table-cell office:value-type="string" calcext:value-type="string">
            <text:p>void checkHessenbergForm(org.apache.commons.math3.linear.RealMatrix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HessenbergTransformerTest</text:p>
          </table:table-cell>
          <table:table-cell office:value-type="string" calcext:value-type="string">
            <text:p>void checkMatricesValues(double[][],double[][],double[]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MatrixTest</text:p>
          </table:table-cell>
          <table:table-cell office:value-type="string" calcext:value-type="string">
            <text:p>org.apache.commons.math3.linear.FieldVector columnToVector(org.apache.commons.math3.fraction.Fraction[]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MatrixTest</text:p>
          </table:table-cell>
          <table:table-cell office:value-type="string" calcext:value-type="string">
            <text:p>void assertClose(java.lang.String,org.apache.commons.math3.linear.FieldMatrix,org.apache.commons.math3.linear.FieldMatrix,double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MatrixTest</text:p>
          </table:table-cell>
          <table:table-cell office:value-type="string" calcext:value-type="string">
            <text:p>void assertClose(java.lang.String,org.apache.commons.math3.fraction.Fraction[],org.apache.commons.math3.fraction.Fraction[]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parseFieldMatrixTest</text:p>
          </table:table-cell>
          <table:table-cell office:value-type="string" calcext:value-type="string">
            <text:p>org.apache.commons.math3.linear.SparseFieldMatrix createSparseMatrix(org.apache.commons.math3.fraction.Fraction[][])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FieldMatrixImplTest$GetVisitor</text:p>
          </table:table-cell>
          <table:table-cell office:value-type="string" calcext:value-type="string">
            <text:p>int getCount(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LUSolverTest</text:p>
          </table:table-cell>
          <table:table-cell office:value-type="string" calcext:value-type="string">
            <text:p>double getDeterminant(org.apache.commons.math3.linear.RealMatrix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void checkDimension(org.apache.commons.math3.linear.RealMatri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void checkAEqualQR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void checkQOrthogon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void checkUpperTriangular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void checkTrapezoid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DecompositionTest</text:p>
          </table:table-cell>
          <table:table-cell office:value-type="string" calcext:value-type="string">
            <text:p>org.apache.commons.math3.linear.RealMatrix createTestMatrix(java.util.Random,int,in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QRSolverTest</text:p>
          </table:table-cell>
          <table:table-cell office:value-type="string" calcext:value-type="string">
            <text:p>org.apache.commons.math3.linear.RealMatrix createTestMatrix(java.util.Random,int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void checkDimension(org.apache.commons.math3.linear.RealMatri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void checkAPEqualQR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void checkQOrthogon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void checkUpperTriangular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void checkTrapezoid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DecompositionTest</text:p>
          </table:table-cell>
          <table:table-cell office:value-type="string" calcext:value-type="string">
            <text:p>org.apache.commons.math3.linear.RealMatrix createTestMatrix(java.util.Random,int,in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checkGetSubMatrix(org.apache.commons.math3.linear.RealMatrix,double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checkGetSubMatrix(org.apache.commons.math3.linear.RealMatrix,double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checkCopy(org.apache.commons.math3.linear.RealMatrix,double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checkCopy(org.apache.commons.math3.linear.RealMatrix,double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org.apache.commons.math3.linear.RealVector columnToVector(double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double[] columnToArray(double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checkArrays(double[],double[]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assertClose(org.apache.commons.math3.linear.RealMatrix,org.apache.commons.math3.linear.RealMatrix,double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void assertClose(double[],double[]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</text:p>
          </table:table-cell>
          <table:table-cell office:value-type="string" calcext:value-type="string">
            <text:p>org.apache.commons.math3.linear.BlockRealMatrix createRandomMatrix(java.util.Random,int,int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ealVectorTest</text:p>
          </table:table-cell>
          <table:table-cell office:value-type="string" calcext:value-type="string">
            <text:p>org.apache.commons.math3.linear.RealVector creat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void checkGetSubMatrix(org.apache.commons.math3.linear.FieldMatrix,org.apache.commons.math3.fraction.Fraction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void checkGetSubMatrix(org.apache.commons.math3.linear.FieldMatrix,org.apache.commons.math3.fraction.Fraction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void checkCopy(org.apache.commons.math3.linear.FieldMatrix,org.apache.commons.math3.fraction.Fraction[][],int,int,int,int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void checkCopy(org.apache.commons.math3.linear.FieldMatrix,org.apache.commons.math3.fraction.Fraction[][],int[],int[]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org.apache.commons.math3.linear.FieldVector columnToVector(org.apache.commons.math3.fraction.Fraction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org.apache.commons.math3.fraction.Fraction[] columnToArray(org.apache.commons.math3.fraction.Fraction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void checkArrays(org.apache.commons.math3.fraction.Fraction[],org.apache.commons.math3.fraction.Fraction[]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FieldMatrixTest</text:p>
          </table:table-cell>
          <table:table-cell office:value-type="string" calcext:value-type="string">
            <text:p>org.apache.commons.math3.linear.BlockFieldMatrix createRandomMatrix(java.util.Random,int,int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churTransformerTest</text:p>
          </table:table-cell>
          <table:table-cell office:value-type="string" calcext:value-type="string">
            <text:p>org.apache.commons.math3.linear.RealMatrix checkAEqualPTPt(org.apache.commons.math3.linear.RealMatrix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churTransformerTest</text:p>
          </table:table-cell>
          <table:table-cell office:value-type="string" calcext:value-type="string">
            <text:p>void checkOrthogonal(org.apache.commons.math3.linear.RealMatrix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SchurTransformerTest</text:p>
          </table:table-cell>
          <table:table-cell office:value-type="string" calcext:value-type="string">
            <text:p>void checkSchurForm(org.apache.commons.math3.linear.RealMatrix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$GetVisitor</text:p>
          </table:table-cell>
          <table:table-cell office:value-type="string" calcext:value-type="string">
            <text:p>int getCount(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linear.FieldVector mapAddToSelf(org.apache.commons.math3.FieldEleme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linear.FieldVector mapSubtractToSelf(org.apache.commons.math3.FieldEleme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linear.FieldVector mapMultiplyToSelf(org.apache.commons.math3.FieldEleme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linear.FieldVector mapDivideToSelf(org.apache.commons.math3.FieldEleme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linear.FieldVector mapInvToSelf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FieldElement getEntry(int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int getDimension(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$FieldVectorTestImpl</text:p>
          </table:table-cell>
          <table:table-cell office:value-type="string" calcext:value-type="string">
            <text:p>org.apache.commons.math3.FieldElement[] toArray()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ealVectorAbstractTest$RealVectorTestImpl</text:p>
          </table:table-cell>
          <table:table-cell office:value-type="string" calcext:value-type="string">
            <text:p>org.apache.commons.math3.linear.RealVector copy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ealVectorAbstractTest$RealVectorTestImpl</text:p>
          </table:table-cell>
          <table:table-cell office:value-type="string" calcext:value-type="string">
            <text:p>double getEntry(int)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</text:p>
          </table:table-cell>
          <table:table-cell office:value-type="string" calcext:value-type="string">
            <text:p>void checkArray(java.lang.String,org.apache.commons.math3.fraction.Fraction[],org.apache.commons.math3.fraction.Fraction[]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FieldVectorTest</text:p>
          </table:table-cell>
          <table:table-cell office:value-type="string" calcext:value-type="string">
            <text:p>org.apache.commons.math3.linear.ArrayFieldVector create(in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EigenDecompositionTest</text:p>
          </table:table-cell>
          <table:table-cell office:value-type="string" calcext:value-type="string">
            <text:p>void checkUnsymmetricMatrix(org.apache.commons.math3.linear.RealMatrix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EigenDecompositionTest</text:p>
          </table:table-cell>
          <table:table-cell office:value-type="string" calcext:value-type="string">
            <text:p>void checkEigenValues(double[],org.apache.commons.math3.linear.EigenDecomposition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EigenDecompositionTest</text:p>
          </table:table-cell>
          <table:table-cell office:value-type="string" calcext:value-type="string">
            <text:p>void checkEigenVector(double[],org.apache.commons.math3.linear.EigenDecomposition,double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EigenDecompositionTest</text:p>
          </table:table-cell>
          <table:table-cell office:value-type="string" calcext:value-type="string">
            <text:p>org.apache.commons.math3.linear.RealMatrix createTestMatrix(java.util.Random,double[]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BlockRealMatrixTest$GetVisitor</text:p>
          </table:table-cell>
          <table:table-cell office:value-type="string" calcext:value-type="string">
            <text:p>int getCount(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void checkGetSubMatrix(org.apache.commons.math3.linear.RealMatrix,double[][],int,int,int,int,boolean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void checkGetSubMatrix(org.apache.commons.math3.linear.RealMatrix,double[][],int[],int[],boolea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void checkCopy(org.apache.commons.math3.linear.RealMatrix,double[][],int,int,int,int,boolea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void checkCopy(org.apache.commons.math3.linear.RealMatrix,double[][],int[],int[],boolean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org.apache.commons.math3.linear.RealVector columnToVector(double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double[] columnToArray(double[][]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Array2DRowRealMatrixTest</text:p>
          </table:table-cell>
          <table:table-cell office:value-type="string" calcext:value-type="string">
            <text:p>void checkArrays(double[],double[]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linear.RRQRSolverTest</text:p>
          </table:table-cell>
          <table:table-cell office:value-type="string" calcext:value-type="string">
            <text:p>org.apache.commons.math3.linear.RealMatrix createTestMatrix(java.util.Random,int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raction.FractionTest</text:p>
          </table:table-cell>
          <table:table-cell office:value-type="string" calcext:value-type="string">
            <text:p>void assertFraction(int,int,org.apache.commons.math3.fraction.Fraction)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raction.FractionTest</text:p>
          </table:table-cell>
          <table:table-cell office:value-type="string" calcext:value-type="string">
            <text:p>void checkIntegerOverflow(double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raction.BigFractionTest</text:p>
          </table:table-cell>
          <table:table-cell office:value-type="string" calcext:value-type="string">
            <text:p>void assertFraction(int,int,org.apache.commons.math3.fraction.BigFraction)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fraction.BigFractionTest</text:p>
          </table:table-cell>
          <table:table-cell office:value-type="string" calcext:value-type="string">
            <text:p>void assertFraction(long,long,org.apache.commons.math3.fraction.BigFraction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GammaTest</text:p>
          </table:table-cell>
          <table:table-cell office:value-type="string" calcext:value-type="string">
            <text:p>void testRegularizedGamma(double,double,double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GammaTest</text:p>
          </table:table-cell>
          <table:table-cell office:value-type="string" calcext:value-type="string">
            <text:p>void testLogGamma(double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BetaTest</text:p>
          </table:table-cell>
          <table:table-cell office:value-type="string" calcext:value-type="string">
            <text:p>void testRegularizedBeta(double,double,double,double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BetaTest</text:p>
          </table:table-cell>
          <table:table-cell office:value-type="string" calcext:value-type="string">
            <text:p>void testLogBeta(double,double,double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BetaTest</text:p>
          </table:table-cell>
          <table:table-cell office:value-type="string" calcext:value-type="string">
            <text:p>double logGammaSum(double,doub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BetaTest</text:p>
          </table:table-cell>
          <table:table-cell office:value-type="string" calcext:value-type="string">
            <text:p>double logGammaMinusLogGammaSum(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pecial.BetaTest</text:p>
          </table:table-cell>
          <table:table-cell office:value-type="string" calcext:value-type="string">
            <text:p>double sumDeltaMinusDeltaSum(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EmpiricalDistribution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TestRandomGenerator</text:p>
          </table:table-cell>
          <table:table-cell office:value-type="string" calcext:value-type="string">
            <text:p>double nextDouble()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EmpiricalDistributionTest</text:p>
          </table:table-cell>
          <table:table-cell office:value-type="string" calcext:value-type="string">
            <text:p>void checkDistribution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EmpiricalDistributionTest</text:p>
          </table:table-cell>
          <table:table-cell office:value-type="string" calcext:value-type="string">
            <text:p>void verifySame(org.apache.commons.math3.random.EmpiricalDistribution,org.apache.commons.math3.random.EmpiricalDistributio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EmpiricalDistributionTest</text:p>
          </table:table-cell>
          <table:table-cell office:value-type="string" calcext:value-type="string">
            <text:p>void tstGen(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EmpiricalDistributionTest</text:p>
          </table:table-cell>
          <table:table-cell office:value-type="string" calcext:value-type="string">
            <text:p>void tstDoubleGen(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AdaptorTest</text:p>
          </table:table-cell>
          <table:table-cell office:value-type="string" calcext:value-type="string">
            <text:p>void checkConstant(java.util.Random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ValueServerTest</text:p>
          </table:table-cell>
          <table:table-cell office:value-type="string" calcext:value-type="string">
            <text:p>void checkFixedSeed(org.apache.commons.math3.random.ValueServer,in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CorrelatedRandomVectorGeneratorTest</text:p>
          </table:table-cell>
          <table:table-cell office:value-type="string" calcext:value-type="string">
            <text:p>void testSampler(double[][],int,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ISAACTest</text:p>
          </table:table-cell>
          <table:table-cell office:value-type="string" calcext:value-type="string">
            <text:p>int[] getActualSequence(org.apache.commons.math3.random.ISAACRandom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IntUniform(int,int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LongUniform(long,long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SecureLongUniform(int,int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SecureIntUniform(int,int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PoissonConsistency(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DataGeneratorTest</text:p>
          </table:table-cell>
          <table:table-cell office:value-type="string" calcext:value-type="string">
            <text:p>void checkNextUniformUniform(double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random.RandomAdaptorTest$ConstantGenerator</text:p>
          </table:table-cell>
          <table:table-cell office:value-type="string" calcext:value-type="string">
            <text:p>double nextDouble()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ransform.FastFourierTransformerTest</text:p>
          </table:table-cell>
          <table:table-cell office:value-type="string" calcext:value-type="string">
            <text:p>void doTestTransformComplex(int,double,org.apache.commons.math3.transform.DftNormalization,org.apache.commons.math3.transform.TransformType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ransform.FastFourierTransformerTest</text:p>
          </table:table-cell>
          <table:table-cell office:value-type="string" calcext:value-type="string">
            <text:p>void doTestTransformReal(int,double,org.apache.commons.math3.transform.DftNormalization,org.apache.commons.math3.transform.TransformType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ransform.FastFourierTransformerTest</text:p>
          </table:table-cell>
          <table:table-cell office:value-type="string" calcext:value-type="string">
            <text:p>void doTestTransformFunction(org.apache.commons.math3.analysis.UnivariateFunction,double,double,int,double,org.apache.commons.math3.transform.DftNormalization,org.apache.commons.math3.transform.TransformType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ransform.FastHadamardTransformerTest</text:p>
          </table:table-cell>
          <table:table-cell office:value-type="string" calcext:value-type="string">
            <text:p>void checkAllTransforms(int[],int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ml.clustering.KMeansPlusPlusClustererTest$CloseDistance</text:p>
          </table:table-cell>
          <table:table-cell office:value-type="string" calcext:value-type="string">
            <text:p>double compute(double[],double[])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ml.neuralnet.sofm.KohonenTrainingTaskTest</text:p>
          </table:table-cell>
          <table:table-cell office:value-type="string" calcext:value-type="string">
            <text:p>java.util.Collection uniqueCities(org.apache.commons.math3.ml.neuralnet.sofm.City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ml.neuralnet.sofm.KohonenTrainingTaskTest</text:p>
          </table:table-cell>
          <table:table-cell office:value-type="string" calcext:value-type="string">
            <text:p>double computeTravelDistance(org.apache.commons.math3.ml.neuralnet.sofm.City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exception.util.ArgUtilsTest</text:p>
          </table:table-cell>
          <table:table-cell office:value-type="string" calcext:value-type="string">
            <text:p>java.lang.Object create(java.util.List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.Sum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.SumLog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.Product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.ProductTest</text:p>
          </table:table-cell>
          <table:table-cell office:value-type="string" calcext:value-type="string">
            <text:p>double getTolerance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.SumSq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Max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double getToleranc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double expectedValu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java.lang.Double[] randomTestData(int,int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void doCalculatePercentile(java.lang.Double,java.lang.Number[])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SquarePercentileTest</text:p>
          </table:table-cell>
          <table:table-cell office:value-type="string" calcext:value-type="string">
            <text:p>void doDistributionTest(org.apache.commons.math3.distribution.RealDistributio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Min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Median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void reset(double,org.apache.commons.math3.stat.descriptive.rank.Percentile$EstimationType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org.apache.commons.math3.stat.descriptive.rank.Percentile getUnivariateStatistic()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void checkAllTechniquesPercentile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void testAssertMappedValues(double[],java.lang.Object[][],java.lang.Double,java.lang.Doubl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void testAssertMappedValues(double[],java.lang.Object[][],java.lang.Double,java.lang.Double,org.apache.commons.math3.stat.ranking.NaNStrategy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rank.Percentile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badPercentile</text:p>
          </table:table-cell>
          <table:table-cell office:value-type="string" calcext:value-type="string">
            <text:p>double evaluate(double[],int,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badPercentile</text:p>
          </table:table-cell>
          <table:table-cell office:value-type="string" calcext:value-type="string">
            <text:p>double evaluate(double[]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AggregateSummaryStatisticsTest</text:p>
          </table:table-cell>
          <table:table-cell office:value-type="string" calcext:value-type="string">
            <text:p>void assertEquals(org.apache.commons.math3.stat.descriptive.StatisticalSummary,org.apache.commons.math3.stat.descriptive.StatisticalSummary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AggregateSummaryStatisticsTest</text:p>
          </table:table-cell>
          <table:table-cell office:value-type="string" calcext:value-type="string">
            <text:p>double[] generateSample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AggregateSummaryStatisticsTest</text:p>
          </table:table-cell>
          <table:table-cell office:value-type="string" calcext:value-type="string">
            <text:p>double[][] generatePartition(doubl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ThirdMoment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FirstMoment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Mean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Skewness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Kurtosis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SecondMoment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StandardDeviation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FourthMoment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Variance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VarianceTest</text:p>
          </table:table-cell>
          <table:table-cell office:value-type="string" calcext:value-type="string">
            <text:p>double expectedValue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VarianceTest</text:p>
          </table:table-cell>
          <table:table-cell office:value-type="string" calcext:value-type="string">
            <text:p>double populationVariance(double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oment.GeometricMeanTest</text:p>
          </table:table-cell>
          <table:table-cell office:value-type="string" calcext:value-type="string">
            <text:p>org.apache.commons.math3.stat.descriptive.UnivariateStatistic getUnivariateStatistic(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ultivariateSummaryStatisticsTest</text:p>
          </table:table-cell>
          <table:table-cell office:value-type="string" calcext:value-type="string">
            <text:p>org.apache.commons.math3.stat.descriptive.MultivariateSummaryStatistics createMultivariateSummaryStatistics(int,boolean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subPercentile</text:p>
          </table:table-cell>
          <table:table-cell office:value-type="string" calcext:value-type="string">
            <text:p>double evaluate(double[],int,int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subPercentile</text:p>
          </table:table-cell>
          <table:table-cell office:value-type="string" calcext:value-type="string">
            <text:p>double evaluate(double[])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goodPercentile</text:p>
          </table:table-cell>
          <table:table-cell office:value-type="string" calcext:value-type="string">
            <text:p>double evaluate(double[],int,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goodPercentile</text:p>
          </table:table-cell>
          <table:table-cell office:value-type="string" calcext:value-type="string">
            <text:p>double evaluate(double[]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ynchronizedMultivariateSummaryStatisticsTest</text:p>
          </table:table-cell>
          <table:table-cell office:value-type="string" calcext:value-type="string">
            <text:p>org.apache.commons.math3.stat.descriptive.MultivariateSummaryStatistics createMultivariateSummaryStatistics(int,boolean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ynchronizedSummaryStatisticsTest</text:p>
          </table:table-cell>
          <table:table-cell office:value-type="string" calcext:value-type="string">
            <text:p>org.apache.commons.math3.stat.descriptive.SummaryStatistics createSummaryStatistics(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</text:p>
          </table:table-cell>
          <table:table-cell office:value-type="string" calcext:value-type="string">
            <text:p>org.apache.commons.math3.stat.descriptive.DescriptiveStatistics createDescriptiveStatistics(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</text:p>
          </table:table-cell>
          <table:table-cell office:value-type="string" calcext:value-type="string">
            <text:p>void checkremoval(org.apache.commons.math3.stat.descriptive.DescriptiveStatistics,int,double,double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deepMean</text:p>
          </table:table-cell>
          <table:table-cell office:value-type="string" calcext:value-type="string">
            <text:p>double evaluate(double[],int,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DescriptiveStatisticsTest$deepMean</text:p>
          </table:table-cell>
          <table:table-cell office:value-type="string" calcext:value-type="string">
            <text:p>double evaluate(double[]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StatisticsTest</text:p>
          </table:table-cell>
          <table:table-cell office:value-type="string" calcext:value-type="string">
            <text:p>org.apache.commons.math3.stat.descriptive.SummaryStatistics createSummaryStatistics(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ummaryStatisticsTest</text:p>
          </table:table-cell>
          <table:table-cell office:value-type="string" calcext:value-type="string">
            <text:p>void verifySummary(org.apache.commons.math3.stat.descriptive.SummaryStatistics,org.apache.commons.math3.stat.descriptive.StatisticalSummary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ultivariateSummaryStatisticsTest$sumMean</text:p>
          </table:table-cell>
          <table:table-cell office:value-type="string" calcext:value-type="string">
            <text:p>double evaluate(double[],int,i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ultivariateSummaryStatisticsTest$sumMean</text:p>
          </table:table-cell>
          <table:table-cell office:value-type="string" calcext:value-type="string">
            <text:p>double evaluate(double[]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ultivariateSummaryStatisticsTest$sumMean</text:p>
          </table:table-cell>
          <table:table-cell office:value-type="string" calcext:value-type="string">
            <text:p>void incrementAll(double[],int,int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MultivariateSummaryStatisticsTest$sumMean</text:p>
          </table:table-cell>
          <table:table-cell office:value-type="string" calcext:value-type="string">
            <text:p>org.apache.commons.math3.stat.descriptive.StorelessUnivariateStatistic copy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descriptive.SynchronizedDescriptiveStatisticsTest</text:p>
          </table:table-cell>
          <table:table-cell office:value-type="string" calcext:value-type="string">
            <text:p>org.apache.commons.math3.stat.descriptive.DescriptiveStatistics createDescriptiveStatistics(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ertifiedDataTest</text:p>
          </table:table-cell>
          <table:table-cell office:value-type="string" calcext:value-type="string">
            <text:p>void loadStats(java.lang.String,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terval.IntervalUtilsTest</text:p>
          </table:table-cell>
          <table:table-cell office:value-type="string" calcext:value-type="string">
            <text:p>void checkConfidenceIntervals(org.apache.commons.math3.stat.interval.ConfidenceInterval,org.apache.commons.math3.stat.interval.ConfidenceInterval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regression.GLSMultipleLinearRegressionTest</text:p>
          </table:table-cell>
          <table:table-cell office:value-type="string" calcext:value-type="string">
            <text:p>org.apache.commons.math3.stat.regression.GLSMultipleLinearRegression createRegression(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regression.SimpleRegressionTest</text:p>
          </table:table-cell>
          <table:table-cell office:value-type="string" calcext:value-type="string">
            <text:p>void check(boole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regression.OLSMultipleLinearRegressionTest</text:p>
          </table:table-cell>
          <table:table-cell office:value-type="string" calcext:value-type="string">
            <text:p>org.apache.commons.math3.stat.regression.OLSMultipleLinearRegression createRegression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regression.OLSMultipleLinearRegressionTest</text:p>
          </table:table-cell>
          <table:table-cell office:value-type="string" calcext:value-type="string">
            <text:p>void checkVarianceConsistency(org.apache.commons.math3.stat.regression.OLSMultipleLinearRegressio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Test</text:p>
          </table:table-cell>
          <table:table-cell office:value-type="string" calcext:value-type="string">
            <text:p>void checkFixTies(double[],double[]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inference.KolmogorovSmirnovTestTest</text:p>
          </table:table-cell>
          <table:table-cell office:value-type="string" calcext:value-type="string">
            <text:p>void checkExactTable(int,int,double,double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orrelation.PearsonsCorrelationTest</text:p>
          </table:table-cell>
          <table:table-cell office:value-type="string" calcext:value-type="string">
            <text:p>org.apache.commons.math3.linear.RealMatrix createRealMatrix(double[],int,int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orrelation.PearsonsCorrelationTest</text:p>
          </table:table-cell>
          <table:table-cell office:value-type="string" calcext:value-type="string">
            <text:p>org.apache.commons.math3.linear.RealMatrix createLowerTriangularRealMatrix(double[],i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orrelation.PearsonsCorrelationTest</text:p>
          </table:table-cell>
          <table:table-cell office:value-type="string" calcext:value-type="string">
            <text:p>void fillUpper(org.apache.commons.math3.linear.RealMatrix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orrelation.CovarianceTest</text:p>
          </table:table-cell>
          <table:table-cell office:value-type="string" calcext:value-type="string">
            <text:p>org.apache.commons.math3.linear.RealMatrix createRealMatrix(double[],int,int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stat.correlation.StorelessCovarianceTest</text:p>
          </table:table-cell>
          <table:table-cell office:value-type="string" calcext:value-type="string">
            <text:p>org.apache.commons.math3.linear.RealMatrix createRealMatrix(double[],int,int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double,double,double)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java.lang.String,double,double,doubl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Same(double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Same(org.apache.commons.math3.complex.Complex,org.apache.commons.math3.complex.Complex)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org.apache.commons.math3.complex.Complex,org.apache.commons.math3.complex.Complex,double)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double[],double[],double)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java.lang.Object serializeAndRecover(java.lang.Object)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checkSerializedEquality(java.lang.Object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RelativelyEquals(double,double,doub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Contains(org.apache.commons.math3.complex.Complex[],org.apache.commons.math3.complex.Complex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java.lang.String,org.apache.commons.math3.linear.RealMatrix,org.apache.commons.math3.linear.RealMatrix,double)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org.apache.commons.math3.linear.FieldMatrix,org.apache.commons.math3.linear.FieldMatrix)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java.lang.String,double[],double[],double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Equals(org.apache.commons.math3.FieldElement[],org.apache.commons.math3.FieldElement[]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double sumSquareDev(double[],double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ChiSquareAccept(int[],double[],long[],doub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assertChiSquareAccept(double[],long[],double)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double[] getDistributionQuartiles(org.apache.commons.math3.distribution.RealDistribution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void updateCounts(double,long[],double[]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TestUtils</text:p>
          </table:table-cell>
          <table:table-cell office:value-type="string" calcext:value-type="string">
            <text:p>int eliminateZeroMassPoints(int[],double[]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FixedGenerationCountTest$1</text:p>
          </table:table-cell>
          <table:table-cell office:value-type="string" calcext:value-type="string">
            <text:p>org.apache.commons.math3.genetics.Chromosome getFittestChromosom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RandomKeyTest$1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RandomKeyTest$2</text:p>
          </table:table-cell>
          <table:table-cell office:value-type="string" calcext:value-type="string">
            <text:p>int compare(java.lang.Object,java.lang.Object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NPointCrossoverTest</text:p>
          </table:table-cell>
          <table:table-cell office:value-type="string" calcext:value-type="string">
            <text:p>int detectCrossoverPoints(org.apache.commons.math3.genetics.BinaryChromosome,org.apache.commons.math3.genetics.BinaryChromosome,org.apache.commons.math3.genetics.BinaryChromosom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FixedElapsedTimeTest$1</text:p>
          </table:table-cell>
          <table:table-cell office:value-type="string" calcext:value-type="string">
            <text:p>org.apache.commons.math3.genetics.Chromosome getFittestChromosom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netics.UniformCrossoverTest</text:p>
          </table:table-cell>
          <table:table-cell office:value-type="string" calcext:value-type="string">
            <text:p>void performCrossover(dou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primes.PrimesTest</text:p>
          </table:table-cell>
          <table:table-cell office:value-type="string" calcext:value-type="string">
            <text:p>void assertNextPrimeException(int,java.lang.Throwabl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complex.ComplexUtilsTest</text:p>
          </table:table-cell>
          <table:table-cell office:value-type="string" calcext:value-type="string">
            <text:p>org.apache.commons.math3.complex.Complex altPolar(double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complex.RootsOfUnityTest</text:p>
          </table:table-cell>
          <table:table-cell office:value-type="string" calcext:value-type="string">
            <text:p>void doTestComputeRoots(org.apache.commons.math3.complex.RootsOfUnit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DfpTest</text:p>
          </table:table-cell>
          <table:table-cell office:value-type="string" calcext:value-type="string">
            <text:p>void test(org.apache.commons.math3.dfp.Dfp,org.apache.commons.math3.dfp.Dfp,int,java.lang.String)</text:p>
          </table:table-cell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DfpTest</text:p>
          </table:table-cell>
          <table:table-cell office:value-type="string" calcext:value-type="string">
            <text:p>void cmptst(org.apache.commons.math3.dfp.Dfp,org.apache.commons.math3.dfp.Dfp,java.lang.String,boolean,double)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DfpMathTest</text:p>
          </table:table-cell>
          <table:table-cell office:value-type="string" calcext:value-type="string">
            <text:p>void test(org.apache.commons.math3.dfp.Dfp,org.apache.commons.math3.dfp.Dfp,int,java.lang.String)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BracketingNthOrderBrentSolverDFPTest</text:p>
          </table:table-cell>
          <table:table-cell office:value-type="string" calcext:value-type="string">
            <text:p>void check(org.apache.commons.math3.dfp.UnivariateDfpFunction,int,double,double,org.apache.commons.math3.analysis.solvers.AllowedSolutio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DfpDecTest</text:p>
          </table:table-cell>
          <table:table-cell office:value-type="string" calcext:value-type="string">
            <text:p>void test(org.apache.commons.math3.dfp.Dfp,org.apache.commons.math3.dfp.Dfp,int,java.lang.String)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dfp.BracketingNthOrderBrentSolverDFPTest$1</text:p>
          </table:table-cell>
          <table:table-cell office:value-type="string" calcext:value-type="string">
            <text:p>org.apache.commons.math3.dfp.Dfp value(org.apache.commons.math3.dfp.Dfp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MultivariateDifferentiableVectorMultiStartOptimizerTest$LinearProblem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fitting.PolynomialFitterTest</text:p>
          </table:table-cell>
          <table:table-cell office:value-type="string" calcext:value-type="string">
            <text:p>double[] doMath798(org.apache.commons.math3.optimization.DifferentiableMultivariateVectorOptimizer,int,double[]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fitting.PolynomialFitterTest</text:p>
          </table:table-cell>
          <table:table-cell office:value-type="string" calcext:value-type="string">
            <text:p>void checkUnsolvableProblem(org.apache.commons.math3.optimization.DifferentiableMultivariateVectorOptimizer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fitting.PolynomialFitterTest</text:p>
          </table:table-cell>
          <table:table-cell office:value-type="string" calcext:value-type="string">
            <text:p>org.apache.commons.math3.analysis.polynomials.PolynomialFunction buildRandomPolynomial(int,java.util.Random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fitting.GaussianFitterTest</text:p>
          </table:table-cell>
          <table:table-cell office:value-type="string" calcext:value-type="string">
            <text:p>void addDatasetToGaussianFitter(double[][],org.apache.commons.math3.optimization.fitting.GaussianFitter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MultivariateDifferentiableVectorMultiStartOptimizerTest$3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linear.SimplexSolverTest</text:p>
          </table:table-cell>
          <table:table-cell office:value-type="string" calcext:value-type="string">
            <text:p>org.apache.commons.math3.optimization.linear.LinearConstraint equationFromString(int,java.lang.String)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linear.SimplexSolverTest</text:p>
          </table:table-cell>
          <table:table-cell office:value-type="string" calcext:value-type="string">
            <text:p>boolean validSolution(org.apache.commons.math3.optimization.PointValuePair,java.util.List,dou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linear.SimplexTableauTest</text:p>
          </table:table-cell>
          <table:table-cell office:value-type="string" calcext:value-type="string">
            <text:p>org.apache.commons.math3.optimization.linear.LinearObjectiveFunction createFunction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linear.SimplexTableauTest</text:p>
          </table:table-cell>
          <table:table-cell office:value-type="string" calcext:value-type="string">
            <text:p>java.util.Collection createConstraints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linear.SimplexTableauTest</text:p>
          </table:table-cell>
          <table:table-cell office:value-type="string" calcext:value-type="string">
            <text:p>void assertMatrixEquals(double[][],double[]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MultivariateMultiStartOptimizerTest$Rosenbrock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AbstractLeastSquaresOptimizerAbstractTest$LinearProblem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AbstractLeastSquaresOptimizerTestValidation</text:p>
          </table:table-cell>
          <table:table-cell office:value-type="string" calcext:value-type="string">
            <text:p>double getChi2N(org.apache.commons.math3.optimization.general.AbstractLeastSquaresOptimizer,org.apache.commons.math3.optimization.general.StraightLineProblem,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LevenbergMarquardtOptimizerTest</text:p>
          </table:table-cell>
          <table:table-cell office:value-type="string" calcext:value-type="string">
            <text:p>org.apache.commons.math3.optimization.general.AbstractLeastSquaresOptimizer createOptimiz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LevenbergMarquardtOptimizerTest</text:p>
          </table:table-cell>
          <table:table-cell office:value-type="string" calcext:value-type="string">
            <text:p>void checkEstimate(org.apache.commons.math3.analysis.differentiation.MultivariateDifferentiableVectorFunction,double,int,double,double,double,boolea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MinpackTest</text:p>
          </table:table-cell>
          <table:table-cell office:value-type="string" calcext:value-type="string">
            <text:p>void minpackTest(org.apache.commons.math3.optimization.general.MinpackTest$MinpackFunction,boolean)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AbstractLeastSquaresOptimizerTest</text:p>
          </table:table-cell>
          <table:table-cell office:value-type="string" calcext:value-type="string">
            <text:p>org.apache.commons.math3.optimization.general.AbstractLeastSquaresOptimizer createOptimizer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LevenbergMarquardtOptimizerTest$BevingtonProblem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LevenbergMarquardtOptimizerTest$QuadraticProblem</text:p>
          </table:table-cell>
          <table:table-cell office:value-type="string" calcext:value-type="string">
            <text:p>void addPoint(double,doubl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LevenbergMarquardtOptimizerTest$QuadraticProblem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NonLinearConjugateGradientOptimizerTest$LinearProblem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NonLinearConjugateGradientOptimizerTest$LinearProblem</text:p>
          </table:table-cell>
          <table:table-cell office:value-type="string" calcext:value-type="string">
            <text:p>org.apache.commons.math3.analysis.differentiation.DerivativeStructure value(org.apache.commons.math3.analysis.differentiation.DerivativeStructure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general.GaussNewtonOptimizerTest</text:p>
          </table:table-cell>
          <table:table-cell office:value-type="string" calcext:value-type="string">
            <text:p>org.apache.commons.math3.optimization.general.AbstractLeastSquaresOptimizer createOptimizer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PenaltyAdapterTest$BiQuadratic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PenaltyAdapterTest$BiQuadratic</text:p>
          </table:table-cell>
          <table:table-cell office:value-type="string" calcext:value-type="string">
            <text:p>double[] getLow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PenaltyAdapterTest$BiQuadratic</text:p>
          </table:table-cell>
          <table:table-cell office:value-type="string" calcext:value-type="string">
            <text:p>double[] getUpp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PenaltyAdapterTest$BiQuadratic</text:p>
          </table:table-cell>
          <table:table-cell office:value-type="string" calcext:value-type="string">
            <text:p>double getBoundedXOptimum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PenaltyAdapterTest$BiQuadratic</text:p>
          </table:table-cell>
          <table:table-cell office:value-type="string" calcext:value-type="string">
            <text:p>double getBoundedYOptimum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Ss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</text:p>
          </table:table-cell>
          <table:table-cell office:value-type="string" calcext:value-type="string">
            <text:p>void doTest(org.apache.commons.math3.analysis.MultivariateFunction,double[],double[][],org.apache.commons.math3.optimization.GoalType,double,double,int,org.apache.commons.math3.optimization.PointValuePair)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</text:p>
          </table:table-cell>
          <table:table-cell office:value-type="string" calcext:value-type="string">
            <text:p>double[] point(int,double)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</text:p>
          </table:table-cell>
          <table:table-cell office:value-type="string" calcext:value-type="string">
            <text:p>double[][] boundaries(int,double,doubl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MultiDirectional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Cigar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MultiDirectionalTest$FourExtrema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Cigar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Rastrigi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Minus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PowellOptimizerTest$3</text:p>
          </table:table-cell>
          <table:table-cell office:value-type="string" calcext:value-type="string">
            <text:p>double value(double[]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ElliRotate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Ss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</text:p>
          </table:table-cell>
          <table:table-cell office:value-type="string" calcext:value-type="string">
            <text:p>void doTest(org.apache.commons.math3.analysis.MultivariateFunction,double[],double[],double[][],org.apache.commons.math3.optimization.GoalType,int,boolean,int,double,double,double,int,org.apache.commons.math3.optimization.PointValuePair)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</text:p>
          </table:table-cell>
          <table:table-cell office:value-type="string" calcext:value-type="string">
            <text:p>double[] point(int,double)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</text:p>
          </table:table-cell>
          <table:table-cell office:value-type="string" calcext:value-type="string">
            <text:p>double[][] boundaries(int,double,double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Ackley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Rose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Sphere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MultiDirectionalTest$Gaussian2D</text:p>
          </table:table-cell>
          <table:table-cell office:value-type="string" calcext:value-type="string">
            <text:p>double[] getMaximumPosition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MultiDirectionalTest$Gaussian2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Tablet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Powell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MultiDirectional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PowellOptimizerTest</text:p>
          </table:table-cell>
          <table:table-cell office:value-type="string" calcext:value-type="string">
            <text:p>void doTest(org.apache.commons.math3.analysis.MultivariateFunction,double[],double[],org.apache.commons.math3.optimization.GoalType,double,doubl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ElliRotated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Ackley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MinusElli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MappingAdapterTest$BiQuadratic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MappingAdapterTest$BiQuadratic</text:p>
          </table:table-cell>
          <table:table-cell office:value-type="string" calcext:value-type="string">
            <text:p>double[] getLow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MappingAdapterTest$BiQuadratic</text:p>
          </table:table-cell>
          <table:table-cell office:value-type="string" calcext:value-type="string">
            <text:p>double[] getUppe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MappingAdapterTest$BiQuadratic</text:p>
          </table:table-cell>
          <table:table-cell office:value-type="string" calcext:value-type="string">
            <text:p>double getBoundedXOptimum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MultivariateFunctionMappingAdapterTest$BiQuadratic</text:p>
          </table:table-cell>
          <table:table-cell office:value-type="string" calcext:value-type="string">
            <text:p>double getBoundedYOptimum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Tablet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PowellOptimizerTest$4</text:p>
          </table:table-cell>
          <table:table-cell office:value-type="string" calcext:value-type="string">
            <text:p>double value(double[]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CigTab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Rastrigi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Rosenbrock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Sphere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PowellOptimize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3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TwoAxes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1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FourExtrema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TwoAxes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PowellOptimizerTest$2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2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Rosen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BOBYQAOptimizerTest$CigTab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CMAESOptimizerTest$DiffPow</text:p>
          </table:table-cell>
          <table:table-cell office:value-type="string" calcext:value-type="string">
            <text:p>double value(double[]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direct.SimplexOptimizerNelderMeadTest$1</text:p>
          </table:table-cell>
          <table:table-cell office:value-type="string" calcext:value-type="string">
            <text:p>double[] value(doubl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acketFinde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acketFind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UnivariateMultiStartOptimiz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acketFinderTest$4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entOptimizerTest$1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entOptimizerTest$2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optimization.univariate.BracketFinderTest$3</text:p>
          </table:table-cell>
          <table:table-cell office:value-type="string" calcext:value-type="string">
            <text:p>double value(double)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nclosing.WelzlEncloser2DTest</text:p>
          </table:table-cell>
          <table:table-cell office:value-type="string" calcext:value-type="string">
            <text:p>java.util.List buildList(double[]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nclosing.WelzlEncloser2DTest</text:p>
          </table:table-cell>
          <table:table-cell office:value-type="string" calcext:value-type="string">
            <text:p>void checkDisk(java.util.List,java.util.Lis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spherical.twod.CircleTest</text:p>
          </table:table-cell>
          <table:table-cell office:value-type="string" calcext:value-type="string">
            <text:p>void checkArcIsInside(org.apache.commons.math3.geometry.spherical.twod.Circle,org.apache.commons.math3.geometry.spherical.twod.Circ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spherical.twod.SphericalPolygonsSetTest</text:p>
          </table:table-cell>
          <table:table-cell office:value-type="string" calcext:value-type="string">
            <text:p>org.apache.commons.math3.geometry.spherical.twod.SubCircle create(org.apache.commons.math3.geometry.euclidean.threed.Vector3D,org.apache.commons.math3.geometry.euclidean.threed.Vector3D,org.apache.commons.math3.geometry.euclidean.threed.Vector3D,double,double[]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spherical.twod.SphericalPolygonsSetTest</text:p>
          </table:table-cell>
          <table:table-cell office:value-type="string" calcext:value-type="string">
            <text:p>org.apache.commons.math3.geometry.spherical.twod.SphericalPolygonsSet buildSimpleZone(double[]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spherical.twod.SphericalPolygonsSetTest</text:p>
          </table:table-cell>
          <table:table-cell office:value-type="string" calcext:value-type="string">
            <text:p>org.apache.commons.math3.geometry.spherical.twod.S2Point s2Point(double,doubl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spherical.twod.SubCircleTest</text:p>
          </table:table-cell>
          <table:table-cell office:value-type="string" calcext:value-type="string">
            <text:p>org.apache.commons.math3.geometry.spherical.twod.SubCircle create(org.apache.commons.math3.geometry.euclidean.threed.Vector3D,org.apache.commons.math3.geometry.euclidean.threed.Vector3D,org.apache.commons.math3.geometry.euclidean.threed.Vector3D,double,double[]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org.apache.commons.math3.geometry.euclidean.twod.PolygonsSet buildSet(org.apache.commons.math3.geometry.euclidean.twod.Vector2D[][])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org.apache.commons.math3.geometry.partitioning.SubHyperplane buildLine(org.apache.commons.math3.geometry.euclidean.twod.Vector2D,org.apache.commons.math3.geometry.euclidean.twod.Vector2D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double intersectionAbscissa(org.apache.commons.math3.geometry.euclidean.twod.Line,org.apache.commons.math3.geometry.euclidean.twod.Lin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org.apache.commons.math3.geometry.partitioning.SubHyperplane buildHalfLine(org.apache.commons.math3.geometry.euclidean.twod.Vector2D,org.apache.commons.math3.geometry.euclidean.twod.Vector2D,boolean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org.apache.commons.math3.geometry.partitioning.SubHyperplane buildSegment(org.apache.commons.math3.geometry.euclidean.twod.Vector2D,org.apache.commons.math3.geometry.euclidean.twod.Vector2D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void checkPoints(org.apache.commons.math3.geometry.partitioning.Region$Location,org.apache.commons.math3.geometry.euclidean.twod.PolygonsSet,org.apache.commons.math3.geometry.euclidean.twod.Vector2D[]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</text:p>
          </table:table-cell>
          <table:table-cell office:value-type="string" calcext:value-type="string">
            <text:p>void checkVertices(org.apache.commons.math3.geometry.euclidean.twod.Vector2D[][],org.apache.commons.math3.geometry.euclidean.twod.Vector2D[][])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$Counter</text:p>
          </table:table-cell>
          <table:table-cell office:value-type="string" calcext:value-type="string">
            <text:p>void count(org.apache.commons.math3.geometry.euclidean.twod.PolygonsSe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$Counter</text:p>
          </table:table-cell>
          <table:table-cell office:value-type="string" calcext:value-type="string">
            <text:p>int getInternalNodes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wod.PolygonsSetTest$Counter</text:p>
          </table:table-cell>
          <table:table-cell office:value-type="string" calcext:value-type="string">
            <text:p>int getLeafNodes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void checkAngle(org.apache.commons.math3.analysis.differentiation.DerivativeStructure,double)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void checkRotationDS(org.apache.commons.math3.geometry.euclidean.threed.FieldRotation,double,double,double,double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org.apache.commons.math3.geometry.euclidean.threed.FieldRotation createRotation(double,double,double,double,boolean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org.apache.commons.math3.geometry.euclidean.threed.FieldRotation createRotation(double[][],double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org.apache.commons.math3.geometry.euclidean.threed.FieldVector3D createVector(double,double,double)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org.apache.commons.math3.geometry.euclidean.threed.FieldVector3D createAxis(double,double,double)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org.apache.commons.math3.analysis.differentiation.DerivativeStructure createAngle(double)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STest</text:p>
          </table:table-cell>
          <table:table-cell office:value-type="string" calcext:value-type="string">
            <text:p>void checkVector(org.apache.commons.math3.geometry.euclidean.threed.FieldVector3D,org.apache.commons.math3.geometry.euclidean.threed.FieldVector3D)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void checkAngle(org.apache.commons.math3.dfp.Dfp,double)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void checkRotationDS(org.apache.commons.math3.geometry.euclidean.threed.FieldRotation,double,double,double,double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org.apache.commons.math3.geometry.euclidean.threed.FieldRotation createRotation(double,double,double,double,boolean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org.apache.commons.math3.geometry.euclidean.threed.FieldRotation createRotation(double[][],double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org.apache.commons.math3.geometry.euclidean.threed.FieldVector3D createVector(double,double,double)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org.apache.commons.math3.geometry.euclidean.threed.FieldVector3D createAxis(double,double,double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org.apache.commons.math3.dfp.Dfp createAngle(double)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RotationDfpTest</text:p>
          </table:table-cell>
          <table:table-cell office:value-type="string" calcext:value-type="string">
            <text:p>void checkVector(org.apache.commons.math3.geometry.euclidean.threed.FieldVector3D,org.apache.commons.math3.geometry.euclidean.threed.FieldVector3D)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PolyhedronsSetTest</text:p>
          </table:table-cell>
          <table:table-cell office:value-type="string" calcext:value-type="string">
            <text:p>void checkError(java.lang.String,org.apache.commons.math3.exception.util.LocalizedFormat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PolyhedronsSetTest</text:p>
          </table:table-cell>
          <table:table-cell office:value-type="string" calcext:value-type="string">
            <text:p>void checkPoints(org.apache.commons.math3.geometry.partitioning.Region$Location,org.apache.commons.math3.geometry.euclidean.threed.PolyhedronsSet,org.apache.commons.math3.geometry.euclidean.threed.Vector3D[]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Vector3DTest</text:p>
          </table:table-cell>
          <table:table-cell office:value-type="string" calcext:value-type="string">
            <text:p>org.apache.commons.math3.geometry.euclidean.threed.FieldVector3D createVector(double,double,double,int)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Vector3DTest</text:p>
          </table:table-cell>
          <table:table-cell office:value-type="string" calcext:value-type="string">
            <text:p>void checkVector(org.apache.commons.math3.geometry.euclidean.threed.FieldVector3D,double,double,double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Vector3DTest</text:p>
          </table:table-cell>
          <table:table-cell office:value-type="string" calcext:value-type="string">
            <text:p>void checkVector(org.apache.commons.math3.geometry.euclidean.threed.FieldVector3D,double,double,double,double,double,double,double,double,double,double,double,doubl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FieldVector3DTest</text:p>
          </table:table-cell>
          <table:table-cell office:value-type="string" calcext:value-type="string">
            <text:p>void checkVector(org.apache.commons.math3.geometry.euclidean.threed.FieldVector3D,double,double,double,double,double,double,double,double,double,double,double,double,double,double,double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Vector3DTest</text:p>
          </table:table-cell>
          <table:table-cell office:value-type="string" calcext:value-type="string">
            <text:p>void checkVector(org.apache.commons.math3.geometry.euclidean.threed.Vector3D,double,double,double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SphericalCoordinatesTest</text:p>
          </table:table-cell>
          <table:table-cell office:value-type="string" calcext:value-type="string">
            <text:p>org.apache.commons.math3.analysis.differentiation.DerivativeStructure valueCartesian(org.apache.commons.math3.analysis.differentiation.DerivativeStructure,org.apache.commons.math3.analysis.differentiation.DerivativeStructure,org.apache.commons.math3.analysis.differentiation.DerivativeStructur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SphericalCoordinatesTest</text:p>
          </table:table-cell>
          <table:table-cell office:value-type="string" calcext:value-type="string">
            <text:p>org.apache.commons.math3.analysis.differentiation.DerivativeStructure valueSpherical(org.apache.commons.math3.analysis.differentiation.DerivativeStructure,org.apache.commons.math3.analysis.differentiation.DerivativeStructure,org.apache.commons.math3.analysis.differentiation.DerivativeStructur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RotationTest</text:p>
          </table:table-cell>
          <table:table-cell office:value-type="string" calcext:value-type="string">
            <text:p>void checkVector(org.apache.commons.math3.geometry.euclidean.threed.Vector3D,org.apache.commons.math3.geometry.euclidean.threed.Vector3D)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RotationTest</text:p>
          </table:table-cell>
          <table:table-cell office:value-type="string" calcext:value-type="string">
            <text:p>void checkAngle(double,double)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threed.RotationTest</text:p>
          </table:table-cell>
          <table:table-cell office:value-type="string" calcext:value-type="string">
            <text:p>void checkRotation(org.apache.commons.math3.geometry.euclidean.threed.Rotation,double,double,double,double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euclidean.oned.Vector1DTest</text:p>
          </table:table-cell>
          <table:table-cell office:value-type="string" calcext:value-type="string">
            <text:p>void checkVector(org.apache.commons.math3.geometry.euclidean.oned.Vector1D,doubl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partitioning.utilities.AVLTreeTest</text:p>
          </table:table-cell>
          <table:table-cell office:value-type="string" calcext:value-type="string">
            <text:p>org.apache.commons.math3.geometry.partitioning.utilities.AVLTree buildTree(int[]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partitioning.utilities.AVLTreeTest</text:p>
          </table:table-cell>
          <table:table-cell office:value-type="string" calcext:value-type="string">
            <text:p>int value(org.apache.commons.math3.geometry.partitioning.utilities.AVLTree$Node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_math_3.6.1_helper_method_counter.csv</text:p>
          </table:table-cell>
          <table:table-cell office:value-type="string" calcext:value-type="string">
            <text:p>org.apache.commons.math3.geometry.partitioning.utilities.AVLTreeTest</text:p>
          </table:table-cell>
          <table:table-cell office:value-type="string" calcext:value-type="string">
            <text:p>void checkOrder(org.apache.commons.math3.geometry.partitioning.utilities.AVLTre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PathTest$Factory$2</text:p>
          </table:table-cell>
          <table:table-cell office:value-type="string" calcext:value-type="string">
            <text:p>com.google.gson.stream.JsonReader create(java.lang.String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PathTest$Factory$1</text:p>
          </table:table-cell>
          <table:table-cell office:value-type="string" calcext:value-type="string">
            <text:p>com.google.gson.stream.JsonReader create(java.lang.String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Test</text:p>
          </table:table-cell>
          <table:table-cell office:value-type="string" calcext:value-type="string">
            <text:p>void assertNotANumber(java.lang.String)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Test</text:p>
          </table:table-cell>
          <table:table-cell office:value-type="string" calcext:value-type="string">
            <text:p>void testFailWithPosition(java.lang.String,java.lang.String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Test</text:p>
          </table:table-cell>
          <table:table-cell office:value-type="string" calcext:value-type="string">
            <text:p>java.lang.String repeat(char,int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Test</text:p>
          </table:table-cell>
          <table:table-cell office:value-type="string" calcext:value-type="string">
            <text:p>void assertDocument(java.lang.String,java.lang.Object[])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stream.JsonReaderTest</text:p>
          </table:table-cell>
          <table:table-cell office:value-type="string" calcext:value-type="string">
            <text:p>java.io.Reader reader(java.lang.String)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JavaSerializationTest</text:p>
          </table:table-cell>
          <table:table-cell office:value-type="string" calcext:value-type="string">
            <text:p>java.lang.Object serializedCopy(java.lang.Objec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DefaultDateTypeAdapterTest</text:p>
          </table:table-cell>
          <table:table-cell office:value-type="string" calcext:value-type="string">
            <text:p>void assertFormattingAlwaysEmitsUsLocale(java.util.Loca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DefaultDateTypeAdapterTest</text:p>
          </table:table-cell>
          <table:table-cell office:value-type="string" calcext:value-type="string">
            <text:p>void assertParsed(java.lang.String,com.google.gson.DefaultDateTypeAdapter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DefaultDateTypeAdapterTest</text:p>
          </table:table-cell>
          <table:table-cell office:value-type="string" calcext:value-type="string">
            <text:p>java.lang.String toLiteral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ArrayOfObjects</text:p>
          </table:table-cell>
          <table:table-cell office:value-type="string" calcext:value-type="string">
            <text:p>java.lang.String getExpectedJson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PrimitiveArray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BagOfPrimitives</text:p>
          </table:table-cell>
          <table:table-cell office:value-type="string" calcext:value-type="string">
            <text:p>int getIntValu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BagOfPrimitives</text:p>
          </table:table-cell>
          <table:table-cell office:value-type="string" calcext:value-type="string">
            <text:p>java.lang.String getExpectedJson(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ClassWithCustomTypeConverter</text:p>
          </table:table-cell>
          <table:table-cell office:value-type="string" calcext:value-type="string">
            <text:p>com.google.gson.common.TestTypes$BagOfPrimitives getBag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ClassWithTransientFields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ClassWithSerializedNameFields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BagOfPrimitiveWrappers</text:p>
          </table:table-cell>
          <table:table-cell office:value-type="string" calcext:value-type="string">
            <text:p>java.lang.String getExpectedJson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common.TestTypes$Nested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ExposeAnnotationExclusionStrategyTest</text:p>
          </table:table-cell>
          <table:table-cell office:value-type="string" calcext:value-type="string">
            <text:p>java.lang.reflect.Field createFieldAttributes(java.lang.Strin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CustomDeserializerTest$DataHolder</text:p>
          </table:table-cell>
          <table:table-cell office:value-type="string" calcext:value-type="string">
            <text:p>java.lang.String getData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PrimitiveTest</text:p>
          </table:table-cell>
          <table:table-cell office:value-type="string" calcext:value-type="string">
            <text:p>java.lang.String extractElementFromArray(java.lang.Strin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GsonVersionDiagnosticsTest</text:p>
          </table:table-cell>
          <table:table-cell office:value-type="string" calcext:value-type="string">
            <text:p>void ensureAssertionErrorPrintsGsonVersion(java.lang.AssertionErro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ObjectTest$ArrayOfArrays</text:p>
          </table:table-cell>
          <table:table-cell office:value-type="string" calcext:value-type="string">
            <text:p>java.lang.String getExpectedJson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DefaultTypeAdaptersTest$ClassWithBigInteger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ExposeFieldsTest$ClassWithExposedFields</text:p>
          </table:table-cell>
          <table:table-cell office:value-type="string" calcext:value-type="string">
            <text:p>java.lang.String getExpectedJson(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PrettyPrintingTest</text:p>
          </table:table-cell>
          <table:table-cell office:value-type="string" calcext:value-type="string">
            <text:p>void print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TreeTypeAdaptersTest$Id</text:p>
          </table:table-cell>
          <table:table-cell office:value-type="string" calcext:value-type="string">
            <text:p>java.lang.String getValue(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TreeTypeAdaptersTest$Course</text:p>
          </table:table-cell>
          <table:table-cell office:value-type="string" calcext:value-type="string">
            <text:p>java.util.List getStudents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MapTest</text:p>
          </table:table-cell>
          <table:table-cell office:value-type="string" calcext:value-type="string">
            <text:p>java.util.Map newMap(java.lang.Object,java.lang.Object,java.lang.Object,java.lang.Object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TypeAdapterPrecedenceTest</text:p>
          </table:table-cell>
          <table:table-cell office:value-type="string" calcext:value-type="string">
            <text:p>com.google.gson.JsonSerializer newSerializer(java.lang.String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TypeAdapterPrecedenceTest</text:p>
          </table:table-cell>
          <table:table-cell office:value-type="string" calcext:value-type="string">
            <text:p>com.google.gson.JsonDeserializer newDeserializer(java.lang.String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TypeAdapterPrecedenceTest</text:p>
          </table:table-cell>
          <table:table-cell office:value-type="string" calcext:value-type="string">
            <text:p>com.google.gson.TypeAdapter newTypeAdapter(java.lang.String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CollectionTest</text:p>
          </table:table-cell>
          <table:table-cell office:value-type="string" calcext:value-type="string">
            <text:p>int[] toIntArray(java.util.Collectio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DefaultTypeAdaptersTest</text:p>
          </table:table-cell>
          <table:table-cell office:value-type="string" calcext:value-type="string">
            <text:p>void testNullSerializationAndDeserialization(java.lang.Class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DefaultTypeAdaptersTest</text:p>
          </table:table-cell>
          <table:table-cell office:value-type="string" calcext:value-type="string">
            <text:p>void assertEqualsDate(java.util.Date,int,int,i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DefaultTypeAdaptersTest</text:p>
          </table:table-cell>
          <table:table-cell office:value-type="string" calcext:value-type="string">
            <text:p>void assertEqualsTime(java.util.Date,int,int,i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MapTest$MapClass</text:p>
          </table:table-cell>
          <table:table-cell office:value-type="string" calcext:value-type="string">
            <text:p>void addBase(java.lang.String,com.google.gson.common.TestTypes$Bas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MapTest$MapClass</text:p>
          </table:table-cell>
          <table:table-cell office:value-type="string" calcext:value-type="string">
            <text:p>void addSub(java.lang.String,com.google.gson.common.TestTypes$Sub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JsonParserTest</text:p>
          </table:table-cell>
          <table:table-cell office:value-type="string" calcext:value-type="string">
            <text:p>java.util.List list(java.lang.Object[]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FieldExclusionTest$NestedClass</text:p>
          </table:table-cell>
          <table:table-cell office:value-type="string" calcext:value-type="string">
            <text:p>java.lang.String toJson(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ExclusionStrategyFunctionalTest</text:p>
          </table:table-cell>
          <table:table-cell office:value-type="string" calcext:value-type="string">
            <text:p>com.google.gson.Gson createGson(com.google.gson.ExclusionStrategy,boolean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ExclusionStrategyFunctionalTest$SampleObjectForTest</text:p>
          </table:table-cell>
          <table:table-cell office:value-type="string" calcext:value-type="string">
            <text:p>int access$100(com.google.gson.functional.ExclusionStrategyFunctionalTest$SampleObjectForTest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ExclusionStrategyFunctionalTest$SampleObjectForTest</text:p>
          </table:table-cell>
          <table:table-cell office:value-type="string" calcext:value-type="string">
            <text:p>java.lang.String access$200(com.google.gson.functional.ExclusionStrategyFunctionalTest$SampleObjectForTest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ExclusionStrategyFunctionalTest$SampleObjectForTest</text:p>
          </table:table-cell>
          <table:table-cell office:value-type="string" calcext:value-type="string">
            <text:p>long access$300(com.google.gson.functional.ExclusionStrategyFunctionalTest$SampleObjectForTest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JsonTreeTest</text:p>
          </table:table-cell>
          <table:table-cell office:value-type="string" calcext:value-type="string">
            <text:p>void assertContains(com.google.gson.JsonObject,com.google.gson.JsonPrimitive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FieldNamingTest</text:p>
          </table:table-cell>
          <table:table-cell office:value-type="string" calcext:value-type="string">
            <text:p>com.google.gson.Gson getGsonWithNamingPolicy(com.google.gson.FieldNamingPolicy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ParameterizedTypesTest$ObjectWithTypeVariables</text:p>
          </table:table-cell>
          <table:table-cell office:value-type="string" calcext:value-type="string">
            <text:p>java.lang.String getExpectedJson(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functional.StreamingTypeAdaptersTest</text:p>
          </table:table-cell>
          <table:table-cell office:value-type="string" calcext:value-type="string">
            <text:p>void usePersonNameAdapte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GsonTypeAdapterTest</text:p>
          </table:table-cell>
          <table:table-cell office:value-type="string" calcext:value-type="string">
            <text:p>void assertSerialized(java.lang.String,java.lang.Class,boolean,boolean,java.lang.Object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TreeMapTest</text:p>
          </table:table-cell>
          <table:table-cell office:value-type="string" calcext:value-type="string">
            <text:p>void assertIterationOrder(java.lang.Iterable,java.lang.Object[]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void assertAvlWalker(com.google.gson.internal.LinkedHashTreeMap$Node,java.lang.String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void assertAvlBuilder(int,java.lang.String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com.google.gson.internal.LinkedHashTreeMap$Node node(java.lang.String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com.google.gson.internal.LinkedHashTreeMap$Node node(com.google.gson.internal.LinkedHashTreeMap$Node,java.lang.String,com.google.gson.internal.LinkedHashTreeMap$Node)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void assertTree(java.lang.String,com.google.gson.internal.LinkedHashTreeMap$No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LinkedHashTreeMapTest</text:p>
          </table:table-cell>
          <table:table-cell office:value-type="string" calcext:value-type="string">
            <text:p>void assertIterationOrder(java.lang.Iterable,java.lang.Object[]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son_2.8.5_helper_method_counter.csv</text:p>
          </table:table-cell>
          <table:table-cell office:value-type="string" calcext:value-type="string">
            <text:p>com.google.gson.internal.GsonTypesTest</text:p>
          </table:table-cell>
          <table:table-cell office:value-type="string" calcext:value-type="string">
            <text:p>java.lang.reflect.Type getFirstTypeArgument(java.lang.reflect.Typ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kson_annotations_2.10.2_helper_method_counter.csv</text:p>
          </table:table-cell>
          <table:table-cell office:value-type="string" calcext:value-type="string">
            <text:p>com.fasterxml.jackson.annotation.JsonIgnorePropertiesTest</text:p>
          </table:table-cell>
          <table:table-cell office:value-type="string" calcext:value-type="string">
            <text:p>java.util.Set _set(java.lang.String[]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AnnotationInclusionTest</text:p>
          </table:table-cell>
          <table:table-cell office:value-type="string" calcext:value-type="string">
            <text:p>void includesEnum(com.fasterxml.classmate.AnnotationInclusio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util.TestResolvedTypeCache</text:p>
          </table:table-cell>
          <table:table-cell office:value-type="string" calcext:value-type="string">
            <text:p>void _testSimple(com.fasterxml.classmate.util.ResolvedTypeCache,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com.fasterxml.classmate.ResolvedType getParentClass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com.fasterxml.classmate.ResolvedType getArrayElementType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boolean isInterface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boolean isAbstract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boolean isArray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ResolvedTypeTest$1</text:p>
          </table:table-cell>
          <table:table-cell office:value-type="string" calcext:value-type="string">
            <text:p>boolean isPrimitive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TypeResolver$3</text:p>
          </table:table-cell>
          <table:table-cell office:value-type="string" calcext:value-type="string">
            <text:p>com.fasterxml.classmate.ResolvedType findSupertype(java.lang.Clas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TypeResolver</text:p>
          </table:table-cell>
          <table:table-cell office:value-type="string" calcext:value-type="string">
            <text:p>com.fasterxml.classmate.ResolvedType _testSimpleConcrete(java.lang.Clas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ParameterAnnotations</text:p>
          </table:table-cell>
          <table:table-cell office:value-type="string" calcext:value-type="string">
            <text:p>void checkMethods(com.fasterxml.classmate.members.ResolvedMethod[],java.lang.Class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TypeResolver$8</text:p>
          </table:table-cell>
          <table:table-cell office:value-type="string" calcext:value-type="string">
            <text:p>com.fasterxml.classmate.ResolvedType findSupertype(java.lang.Clas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MemberResolver</text:p>
          </table:table-cell>
          <table:table-cell office:value-type="string" calcext:value-type="string">
            <text:p>void verifySubtypeAggregate(com.fasterxml.classmate.ResolvedTypeWithMember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TypeResolver$2</text:p>
          </table:table-cell>
          <table:table-cell office:value-type="string" calcext:value-type="string">
            <text:p>com.fasterxml.classmate.ResolvedType findSupertype(java.lang.Clas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estTypeResolver$7</text:p>
          </table:table-cell>
          <table:table-cell office:value-type="string" calcext:value-type="string">
            <text:p>com.fasterxml.classmate.ResolvedType findSupertype(java.lang.Clas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va_classmate_1.5.1_helper_method_counter.csv</text:p>
          </table:table-cell>
          <table:table-cell office:value-type="string" calcext:value-type="string">
            <text:p>com.fasterxml.classmate.types.ResolvedPrimitiveTypeTest</text:p>
          </table:table-cell>
          <table:table-cell office:value-type="string" calcext:value-type="string">
            <text:p>void runAgainstAllTypes(com.fasterxml.classmate.types.ResolvedPrimitiveTypeTest$Callback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nodes.DocumentTest</text:p>
          </table:table-cell>
          <table:table-cell office:value-type="string" calcext:value-type="string">
            <text:p>org.jsoup.nodes.Document createHtmlDocument(java.lang.String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nodes.DocumentTest</text:p>
          </table:table-cell>
          <table:table-cell office:value-type="string" calcext:value-type="string">
            <text:p>org.jsoup.nodes.Document createXmlDocument(java.lang.String,java.lang.String,boolean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integration.UrlConnectTest</text:p>
          </table:table-cell>
          <table:table-cell office:value-type="string" calcext:value-type="string">
            <text:p>java.lang.String ihVal(java.lang.String,org.jsoup.nodes.Document)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integration.ParseTest</text:p>
          </table:table-cell>
          <table:table-cell office:value-type="string" calcext:value-type="string">
            <text:p>java.io.File getFile(java.lang.String)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integration.ParseTest</text:p>
          </table:table-cell>
          <table:table-cell office:value-type="string" calcext:value-type="string">
            <text:p>java.io.InputStream inputStreamFrom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soup_1.10.1_helper_method_counter.csv</text:p>
          </table:table-cell>
          <table:table-cell office:value-type="string" calcext:value-type="string">
            <text:p>org.jsoup.select.CssTest</text:p>
          </table:table-cell>
          <table:table-cell office:value-type="string" calcext:value-type="string">
            <text:p>void check(org.jsoup.select.Elements,java.lang.String[])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void testToStringImplementation(java.lang.Object)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void testDefaultImplementationWithEqualContentObject(java.lang.Object,java.lang.Object)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void testDefaultImplementationWithDifferentContentObject(java.lang.Object,java.lang.Object)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java.io.Serializable testDefaultSerialization(java.io.Serializable)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void testGetClone(com.helger.commons.lang.ICloneable)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CommonsTestHelper</text:p>
          </table:table-cell>
          <table:table-cell office:value-type="string" calcext:value-type="string">
            <text:p>void testInParallel(int,com.helger.commons.callback.IThrowingRunnab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base64.Base64Test</text:p>
          </table:table-cell>
          <table:table-cell office:value-type="string" calcext:value-type="string">
            <text:p>void _runStreamTest(i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lang.proxy.LoggingInvocationHandlerTest$TestImpl</text:p>
          </table:table-cell>
          <table:table-cell office:value-type="string" calcext:value-type="string">
            <text:p>int foo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lang.EnumHelperTest$EHasSimpleID</text:p>
          </table:table-cell>
          <table:table-cell office:value-type="string" calcext:value-type="string">
            <text:p>int getID(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hashcode.HashCodeGeneratorTest</text:p>
          </table:table-cell>
          <table:table-cell office:value-type="string" calcext:value-type="string">
            <text:p>void _appendFields(com.helger.commons.hashcode.HashCodeGenerato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sv.CSVWriterTest</text:p>
          </table:table-cell>
          <table:table-cell office:value-type="string" calcext:value-type="string">
            <text:p>java.lang.String _invokeWriter(java.lang.String[]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sv.CSVWriterTest</text:p>
          </table:table-cell>
          <table:table-cell office:value-type="string" calcext:value-type="string">
            <text:p>java.lang.String _invokeNoEscapeWriter(java.lang.String[]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sv.CSVReaderTest</text:p>
          </table:table-cell>
          <table:table-cell office:value-type="string" calcext:value-type="string">
            <text:p>com.helger.commons.csv.CSVReader _createCSVRead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sv.ICSVLineReaderTest</text:p>
          </table:table-cell>
          <table:table-cell office:value-type="string" calcext:value-type="string">
            <text:p>com.helger.commons.csv.ICSVLineReader createLineReaderforString(java.lang.String,boolean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text.util.PunycodeTest$ETest</text:p>
          </table:table-cell>
          <table:table-cell office:value-type="string" calcext:value-type="string">
            <text:p>java.lang.String access$000(com.helger.commons.text.util.PunycodeTest$ETes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text.util.PunycodeTest$ETest</text:p>
          </table:table-cell>
          <table:table-cell office:value-type="string" calcext:value-type="string">
            <text:p>java.lang.String access$100(com.helger.commons.text.util.PunycodeTest$ETes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text.resolve.DefaultTextResolverTest$EText</text:p>
          </table:table-cell>
          <table:table-cell office:value-type="string" calcext:value-type="string">
            <text:p>java.lang.String getDisplayText(java.util.Locale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dec.IByteArrayCodecTest</text:p>
          </table:table-cell>
          <table:table-cell office:value-type="string" calcext:value-type="string">
            <text:p>void _testCodec(com.helger.commons.codec.IByteArrayCodec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dec.LZWCodecTest</text:p>
          </table:table-cell>
          <table:table-cell office:value-type="string" calcext:value-type="string">
            <text:p>void _testEncodeDecode(byte[]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datetime.PDTFormatPatternsTest</text:p>
          </table:table-cell>
          <table:table-cell office:value-type="string" calcext:value-type="string">
            <text:p>void _checkPatternConsistency(java.lang.String,java.lang.String,java.lang.String,java.lang.String,java.lang.String,boolean,boolean,boolean,boolea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datetime.PDTWebDateHelperTest</text:p>
          </table:table-cell>
          <table:table-cell office:value-type="string" calcext:value-type="string">
            <text:p>void _testW3C(java.time.OffsetDateTim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version.VersionRangeTest</text:p>
          </table:table-cell>
          <table:table-cell office:value-type="string" calcext:value-type="string">
            <text:p>int _compare(java.lang.String,java.lang.String)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tring.ToStringGeneratorTest</text:p>
          </table:table-cell>
          <table:table-cell office:value-type="string" calcext:value-type="string">
            <text:p>void _test(java.lang.Object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PrivateMethodFuncTest$Child</text:p>
          </table:table-cell>
          <table:table-cell office:value-type="string" calcext:value-type="string">
            <text:p>java.lang.String wrapper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ClassLoaderFuncTest</text:p>
          </table:table-cell>
          <table:table-cell office:value-type="string" calcext:value-type="string">
            <text:p>void _assertNotNull(java.io.InputStream)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ClassLoaderFuncTest</text:p>
          </table:table-cell>
          <table:table-cell office:value-type="string" calcext:value-type="string">
            <text:p>void _assertNull(java.io.InputStream)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FileFuncTest</text:p>
          </table:table-cell>
          <table:table-cell office:value-type="string" calcext:value-type="string">
            <text:p>void _log(java.io.File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FileAccessFuncTest</text:p>
          </table:table-cell>
          <table:table-cell office:value-type="string" calcext:value-type="string">
            <text:p>void _println(java.lang.Strin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FileAccessFuncTest</text:p>
          </table:table-cell>
          <table:table-cell office:value-type="string" calcext:value-type="string">
            <text:p>void _exec(java.lang.String[]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URLFuncTest</text:p>
          </table:table-cell>
          <table:table-cell office:value-type="string" calcext:value-type="string">
            <text:p>void _log(java.net.URL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AESCryptFuncTest$AESCrypter</text:p>
          </table:table-cell>
          <table:table-cell office:value-type="string" calcext:value-type="string">
            <text:p>byte[] encrypt(byt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AESCryptFuncTest$AESCrypter</text:p>
          </table:table-cell>
          <table:table-cell office:value-type="string" calcext:value-type="string">
            <text:p>byte[] decrypt(byte[]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FileOperationsTest</text:p>
          </table:table-cell>
          <table:table-cell office:value-type="string" calcext:value-type="string">
            <text:p>void _expectedSuccess(com.helger.commons.io.file.FileIOError)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FileOperationsTest</text:p>
          </table:table-cell>
          <table:table-cell office:value-type="string" calcext:value-type="string">
            <text:p>void _expectedError(com.helger.commons.io.file.FileIOError,com.helger.commons.io.file.EFileIOErrorCode)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PathOperationsTest</text:p>
          </table:table-cell>
          <table:table-cell office:value-type="string" calcext:value-type="string">
            <text:p>void _expectedSuccess(com.helger.commons.io.file.FileIOError)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PathOperationsTest</text:p>
          </table:table-cell>
          <table:table-cell office:value-type="string" calcext:value-type="string">
            <text:p>void _expectedError(com.helger.commons.io.file.FileIOError,com.helger.commons.io.file.EFileIOErrorCode)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FileHelperTest</text:p>
          </table:table-cell>
          <table:table-cell office:value-type="string" calcext:value-type="string">
            <text:p>void _expectedSuccess(com.helger.commons.io.file.FileIOErro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FileOperationManagerTest</text:p>
          </table:table-cell>
          <table:table-cell office:value-type="string" calcext:value-type="string">
            <text:p>void _expectedSuccess(com.helger.commons.io.file.FileIOError)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file.FileOperationManagerTest</text:p>
          </table:table-cell>
          <table:table-cell office:value-type="string" calcext:value-type="string">
            <text:p>void _expectedError(com.helger.commons.io.file.FileIOError,com.helger.commons.io.file.EFileIOErrorCode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stream.NonClosingOutputStreamTest$MockCloseCountingOutputStream</text:p>
          </table:table-cell>
          <table:table-cell office:value-type="string" calcext:value-type="string">
            <text:p>void close(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stream.NonClosingOutputStreamTest$MockCloseCountingOutputStream</text:p>
          </table:table-cell>
          <table:table-cell office:value-type="string" calcext:value-type="string">
            <text:p>int getCloseCoun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stream.StreamHelperTest$2</text:p>
          </table:table-cell>
          <table:table-cell office:value-type="string" calcext:value-type="string">
            <text:p>int available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stream.NonClosingInputStreamTest$MockCloseCountingInputStream</text:p>
          </table:table-cell>
          <table:table-cell office:value-type="string" calcext:value-type="string">
            <text:p>void close(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io.stream.NonClosingInputStreamTest$MockCloseCountingInputStream</text:p>
          </table:table-cell>
          <table:table-cell office:value-type="string" calcext:value-type="string">
            <text:p>int getCloseCoun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url.SimpleURLTest</text:p>
          </table:table-cell>
          <table:table-cell office:value-type="string" calcext:value-type="string">
            <text:p>void _checkAsStringNoEncode(java.lang.String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url.SimpleURLTest</text:p>
          </table:table-cell>
          <table:table-cell office:value-type="string" calcext:value-type="string">
            <text:p>void _checkAsStringEncodeDefault(java.lang.String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url.SimpleURLTest</text:p>
          </table:table-cell>
          <table:table-cell office:value-type="string" calcext:value-type="string">
            <text:p>void _checkAsStringEncodeISO88591(java.lang.String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url.SimpleURLTest</text:p>
          </table:table-cell>
          <table:table-cell office:value-type="string" calcext:value-type="string">
            <text:p>void _checkAsEncodedString(java.lang.String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url.SimpleURLTest</text:p>
          </table:table-cell>
          <table:table-cell office:value-type="string" calcext:value-type="string">
            <text:p>void _checkAsEncodedString(java.lang.String,java.lang.String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debug.GlobalDebugTest</text:p>
          </table:table-cell>
          <table:table-cell office:value-type="string" calcext:value-type="string">
            <text:p>void _setToDefault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1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1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1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2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2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2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2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CollectionHelperTest$toString__2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27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28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29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30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31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FilterIteratorTest$nonNull__32</text:p>
          </table:table-cell>
          <table:table-cell office:value-type="string" calcext:value-type="string">
            <text:p>boolean test(java.lang.Object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terate.MapperIteratorTest$parseIntObj__3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pyOnWriteArrayListTest$lambda_testCtor_0__3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pyOnWriteArrayListTest$lambda_testCtor_1__3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pyOnWriteArraySetTest$lambda_testCtor_0__3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pyOnWriteArraySetTest$lambda_testCtor_1__3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ncurrentHashMapTest$lambda_testCtor_0__3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ConcurrentHashMapTest$lambda_testCtor_1__3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WeakHashMapTest$lambda_testCtor_0__4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WeakHashMapTest$lambda_testCtor_1__4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TreeMapTest$lambda_testCtor_0__4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TreeMapTest$lambda_testCtor_1__4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HashSetTest$lambda_testCtor_0__4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HashSetTest$lambda_testCtor_1__4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ArrayListTest$lambda_testCtor_0__4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ArrayListTest$lambda_testCtor_1__4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ArrayListTest$lambda_testForEachBreakable_2__4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HashMapTest$lambda_testCtor_1__5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HashMapTest$lambda_testCtor_2__5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ListTest$lambda_testCtor_0__6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ListTest$lambda_testCtor_1__6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VectorTest$lambda_testCtor_0__6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VectorTest$lambda_testCtor_1__6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HashMapTest$lambda_testCtor_0__6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LinkedHashMapTest$lambda_testCtor_1__6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HashSetTest$lambda_testCtor_0__6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impl.CommonsHashSetTest$lambda_testCtor_1__6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StackHelperTest$toString__6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StackHelperTest$toString__7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ArrayHelperTest$parseIntObj__7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llection.ArrayHelperTest$parseIntObj__7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ncurrent.PromiseFuncTest$lambda_testCFApplyAsync_1__7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ncurrent.PromiseFuncTest$lambda_testCFApplySync_3__8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MaxSize_f9f7ba91_1__8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NoMaxSize_f9f7ba91_1__8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getNotNull__8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getNotNull__8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NullStoreKey_f9f7ba91_1__8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getNotNull__8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NullValueNotAllowed_f9f7ba91_1__9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NullValueAllowed_f9f7ba91_1__9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lambda_testPrefilledCache_f9f7ba91_1__9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ache.MappedCacheTest$getNotNull__9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tring.StringHelperTest$lambda_testAppendQuotedSB_0__14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tring.StringHelperTest$lambda_testAppendQuotedWriter_d732c852_1__14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ListAllLocalesFuncTest$getCountry__14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ListAllLocalesFuncTest$toString__14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ListDigestProviderFuncTest$getName__15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supplementary.test.java.JavaListDigestProviderFuncTest$toString__15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getFirstElement__15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getLastElement__155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getImploded__156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lambda_testGetStringCombinatorWithSeparatorChar_f9f7ba91_1__157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lambda_testGetStringCombinatorWithSeparatorString_f9f7ba91_1__158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getImplodedNonEmpty__159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lambda_testGetStringCombinatorWithSeparatorIgnoreEmptyChar_f9f7ba91_1__160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aggregate.IAggregatorTest$lambda_testGetStringCombinatorWithSeparatorIgnoreEmptyString_f9f7ba91_1__161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mpare.CompareHelperTest$toString__16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mpare.CompareHelperTest$toString__16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compare.CompareHelperTest$toString__164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SPITestHelper$lambda_testIfAllSPIImplementationsAreValid_1__322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_commons_ph_commons_9.3.9_helper_method_counter.csv</text:p>
          </table:table-cell>
          <table:table-cell office:value-type="string" calcext:value-type="string">
            <text:p>com.helger.commons.mock.SPITestHelper$lambda_testIfAllSPIImplementationsAreValid_0__323</text:p>
          </table:table-cell>
          <table:table-cell office:value-type="string" calcext:value-type="string">
            <text:p>java.lang.Object apply(java.lang.Objec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java.lang.String getTestResourcesDi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createTestFiles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boolean checkTestFilesSymlinks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assertAlwaysIncluded(java.util.Lis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createTestDirectories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printTestHeader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assertInclusionsAndExclusions(java.lang.String[],java.lang.String[],java.lang.String[]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DirectoryScannerTest</text:p>
          </table:table-cell>
          <table:table-cell office:value-type="string" calcext:value-type="string">
            <text:p>void createFiles(java.io.File,java.lang.String[]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LineOrientedInterpolatingReaderTest</text:p>
          </table:table-cell>
          <table:table-cell office:value-type="string" calcext:value-type="string">
            <text:p>java.util.Map getStandardMap(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SweeperPoolTest$TestObjectPool</text:p>
          </table:table-cell>
          <table:table-cell office:value-type="string" calcext:value-type="string">
            <text:p>java.util.Vector testGetDisposedObjects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void assertEqualContent(byte[],byte[]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java.io.File newFile(java.lang.String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void checkFile(java.io.File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void checkWrite(java.io.OutputStrea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void checkWrite(java.io.Writer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OUtilTest</text:p>
          </table:table-cell>
          <table:table-cell office:value-type="string" calcext:value-type="string">
            <text:p>void deleteFile(java.io.File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ntrospection.ReflectionValueExtractorTest$Dependency</text:p>
          </table:table-cell>
          <table:table-cell office:value-type="string" calcext:value-type="string">
            <text:p>java.lang.String getArtifactId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cli.CommandLineUtilsTest</text:p>
          </table:table-cell>
          <table:table-cell office:value-type="string" calcext:value-type="string">
            <text:p>void assertCmdLineArgs(java.lang.String[],java.lang.String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cli.shell.BourneShellTest</text:p>
          </table:table-cell>
          <table:table-cell office:value-type="string" calcext:value-type="string">
            <text:p>org.codehaus.plexus.util.cli.shell.Shell newShell(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cli.CommandlineTest</text:p>
          </table:table-cell>
          <table:table-cell office:value-type="string" calcext:value-type="string">
            <text:p>void createAndCallScript(java.io.File,java.lang.String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cli.StreamPumperTest$TestConsumer</text:p>
          </table:table-cell>
          <table:table-cell office:value-type="string" calcext:value-type="string">
            <text:p>boolean wasLineConsumed(java.lang.String,lon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cli.StreamPumperTest$TestConsumer</text:p>
          </table:table-cell>
          <table:table-cell office:value-type="string" calcext:value-type="string">
            <text:p>java.util.List access$000(org.codehaus.plexus.util.cli.StreamPumperTest$TestConsumer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nterpolationFilterReaderTest</text:p>
          </table:table-cell>
          <table:table-cell office:value-type="string" calcext:value-type="string">
            <text:p>java.lang.String interpolate(java.lang.String,java.util.Map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-line helper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InterpolationFilterReaderTest</text:p>
          </table:table-cell>
          <table:table-cell office:value-type="string" calcext:value-type="string">
            <text:p>java.lang.String interpolate(java.lang.String,java.util.Map,java.lang.String,java.lang.String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-line helper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FileUtilsTest</text:p>
          </table:table-cell>
          <table:table-cell office:value-type="string" calcext:value-type="string">
            <text:p>void reallySleep(in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UtilTest</text:p>
          </table:table-cell>
          <table:table-cell office:value-type="string" calcext:value-type="string">
            <text:p>java.lang.String getBasedir(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UtilTest</text:p>
          </table:table-cell>
          <table:table-cell office:value-type="string" calcext:value-type="string">
            <text:p>java.io.File getTestOutputFile(java.lang.String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StreamReaderTest</text:p>
          </table:table-cell>
          <table:table-cell office:value-type="string" calcext:value-type="string">
            <text:p>void checkXmlContent(java.lang.String,java.lang.String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varargs version is legit helper method called in various contexts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StreamReaderTest</text:p>
          </table:table-cell>
          <table:table-cell office:value-type="string" calcext:value-type="string">
            <text:p>void checkXmlStreamReader(java.lang.String,java.lang.String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1-2 line helpers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StreamReaderTest</text:p>
          </table:table-cell>
          <table:table-cell office:value-type="string" calcext:value-type="string">
            <text:p>void checkXmlStreamReader(java.lang.String,java.lang.String,java.lang.String,byte[]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-2 line helpers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pp3DomWriterTest</text:p>
          </table:table-cell>
          <table:table-cell office:value-type="string" calcext:value-type="string">
            <text:p>java.lang.String createExpectedXML(boolean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git helper, called with context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pp3DomWriterTest</text:p>
          </table:table-cell>
          <table:table-cell office:value-type="string" calcext:value-type="string">
            <text:p>org.codehaus.plexus.util.xml.Xpp3Dom createXpp3Dom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-args helper called in diff contexts</text:p>
          </table:table-cell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StreamWriterTest</text:p>
          </table:table-cell>
          <table:table-cell office:value-type="string" calcext:value-type="string">
            <text:p>void checkXmlWriter(java.lang.String,java.lang.String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PrettyPrintXMLWriterTest</text:p>
          </table:table-cell>
          <table:table-cell office:value-type="string" calcext:value-type="string">
            <text:p>void initWriter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PrettyPrintXMLWriterTest</text:p>
          </table:table-cell>
          <table:table-cell office:value-type="string" calcext:value-type="string">
            <text:p>void writeXhtmlHead(org.codehaus.plexus.util.xml.XMLWriter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PrettyPrintXMLWriterTest</text:p>
          </table:table-cell>
          <table:table-cell office:value-type="string" calcext:value-type="string">
            <text:p>void writeXhtmlBody(org.codehaus.plexus.util.xml.XMLWriter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PrettyPrintXMLWriterTest</text:p>
          </table:table-cell>
          <table:table-cell office:value-type="string" calcext:value-type="string">
            <text:p>java.lang.String expectedResult(java.lang.String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pp3DomBuilderTest</text:p>
          </table:table-cell>
          <table:table-cell office:value-type="string" calcext:value-type="string">
            <text:p>java.lang.String createDomString(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pp3DomBuilderTest</text:p>
          </table:table-cell>
          <table:table-cell office:value-type="string" calcext:value-type="string">
            <text:p>org.codehaus.plexus.util.xml.Xpp3Dom createExpectedDom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WriterUtilTest</text:p>
          </table:table-cell>
          <table:table-cell office:value-type="string" calcext:value-type="string">
            <text:p>void setUp(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xus_utils_3.3.0_helper_method_counter.csv</text:p>
          </table:table-cell>
          <table:table-cell office:value-type="string" calcext:value-type="string">
            <text:p>org.codehaus.plexus.util.xml.XmlWriterUtilTest</text:p>
          </table:table-cell>
          <table:table-cell office:value-type="string" calcext:value-type="string">
            <text:p>void tearDown(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6T23:48:09.164114610</dc:date>
    <dc:creator>Patrick Lam</dc:creator>
    <meta:editing-duration>PT2H58M52S</meta:editing-duration>
    <meta:editing-cycles>2</meta:editing-cycles>
    <meta:generator>LibreOffice/6.4.4.1$Linux_X86_64 LibreOffice_project/40$Build-1</meta:generator>
    <meta:document-statistic meta:table-count="1" meta:cell-count="7644" meta:object-count="0"/>
  </office:meta>
</office:document-meta>
</file>